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8D00000019C44F593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Courier New1" svg:font-family="'Courier New'"/>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P2" style:family="paragraph" style:parent-style-name="Header" style:master-page-name="">
      <style:paragraph-properties style:register-true="true" style:page-number="auto" style:vertical-align="bottom"/>
    </style:style>
    <style:style style:name="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P4" style:family="paragraph" style:parent-style-name="Text_20_body" style:master-page-name="">
      <style:paragraph-properties style:page-number="auto" fo:keep-with-next="always"/>
    </style:style>
    <style:style style:name="P5" style:family="paragraph" style:parent-style-name="Text_20_body" style:master-page-name="">
      <style:paragraph-properties style:page-number="auto" fo:keep-with-next="always"/>
      <style:text-properties officeooo:paragraph-rsid="00075df4"/>
    </style:style>
    <style:style style:name="P6" style:family="paragraph" style:parent-style-name="Text_20_body">
      <style:paragraph-properties fo:text-align="center" style:justify-single-word="false"/>
    </style:style>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paragraph-properties fo:text-align="center" style:justify-single-word="false"/>
    </style:style>
    <style:style style:name="P11" style:family="paragraph" style:parent-style-name="Text_20_body" style:list-style-name="L1">
      <style:paragraph-properties fo:text-align="center" style:justify-single-word="false"/>
      <style:text-properties officeooo:paragraph-rsid="0008cf12"/>
    </style:style>
    <style:style style:name="P12" style:family="paragraph" style:parent-style-name="Text_20_body">
      <style:paragraph-properties fo:text-align="center" style:justify-single-word="false"/>
      <style:text-properties officeooo:paragraph-rsid="00075df4"/>
    </style:style>
    <style:style style:name="P13" style:family="paragraph" style:parent-style-name="Text_20_body" style:list-style-name="L2">
      <style:paragraph-properties fo:text-align="center" style:justify-single-word="false"/>
    </style:style>
    <style:style style:name="P14" style:family="paragraph" style:parent-style-name="Text_20_body" style:list-style-name="L1" style:master-page-name="">
      <style:paragraph-properties style:page-number="auto" fo:keep-with-next="always"/>
      <style:text-properties officeooo:paragraph-rsid="0008cf12"/>
    </style:style>
    <style:style style:name="P15" style:family="paragraph" style:parent-style-name="Text_20_body" style:list-style-name="L2" style:master-page-name="">
      <style:paragraph-properties style:page-number="auto" fo:keep-with-next="always"/>
    </style:style>
    <style:style style:name="P16" style:family="paragraph" style:parent-style-name="Chapter_20_heading" style:master-page-name="First_20_Page">
      <style:paragraph-properties style:page-number="auto"/>
    </style:style>
    <style:style style:name="T1" style:family="text">
      <style:text-properties officeooo:rsid="0004ae11"/>
    </style:style>
    <style:style style:name="T2" style:family="text">
      <style:text-properties fo:font-style="italic"/>
    </style:style>
    <style:style style:name="T3" style:family="text">
      <style:text-properties fo:color="#7f0055" style:font-name="Courier New1" fo:font-size="10pt" fo:font-weight="bold"/>
    </style:style>
    <style:style style:name="T4" style:family="text">
      <style:text-properties style:font-name="Courier New1" fo:font-size="10pt"/>
    </style:style>
    <style:style style:name="T5" style:family="text">
      <style:text-properties style:font-name="Courier New1" fo:font-size="10pt" fo:font-weight="bold"/>
    </style:style>
    <style:style style:name="T6" style:family="text">
      <style:text-properties style:font-name="Courier New1" fo:font-size="10pt" style:text-underline-style="solid" style:text-underline-width="auto" style:text-underline-color="font-color"/>
    </style:style>
    <style:style style:name="T7" style:family="text">
      <style:text-properties style:font-name="Courier New1" fo:font-size="9.75pt"/>
    </style:style>
    <style:style style:name="T8" style:family="text">
      <style:text-properties fo:color="#2a00ff" style:font-name="Courier New1" fo:font-size="10pt"/>
    </style:style>
    <style:style style:name="T9" style:family="text">
      <style:text-properties fo:color="#3f7f5f" style:font-name="Courier New1" fo:font-size="10pt"/>
    </style:style>
    <style:style style:name="T10" style:family="text">
      <style:text-properties fo:color="#005032" style:font-name="Courier New1" fo:font-size="10pt" fo:background-color="#d4d4d4"/>
    </style:style>
    <style:style style:name="T11" style:family="text">
      <style:text-properties fo:color="#005032" style:font-name="Courier New1" fo:font-size="10pt" style:text-underline-style="solid" style:text-underline-width="auto" style:text-underline-color="font-color"/>
    </style:style>
    <style:style style:name="T12" style:family="text">
      <style:text-properties style:text-underline-style="solid" style:text-underline-width="auto" style:text-underline-color="font-color"/>
    </style:style>
    <style:style style:name="T13" style:family="text">
      <style:text-properties fo:font-size="9.75pt"/>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3.3598in, 4.4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4.8in, 3.2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0in, 6.2402in, 4.4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padding="0in" fo:border="none" style:mirror="none" fo:clip="rect(0in, 6.3in, 1.6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5.3402in, 1.8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2in, 4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vertical-pos="top" style:vertical-rel="baseline" fo:padding="0in" fo:border="none" style:mirror="none" fo:clip="rect(0in, 6.5402in, 3.2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padding="0in" fo:border="none" style:mirror="none" fo:clip="rect(0in, 6.5in, 2.4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3.5in, 1.6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top" style:vertical-rel="baseline" style:horizontal-pos="center" style:horizontal-rel="paragraph-content" fo:padding="0in" fo:border="none" style:mirror="none" fo:clip="rect(0in, 5.1201in, 7.6701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vertical-pos="top" style:vertical-rel="baseline" style:horizontal-pos="center" style:horizontal-rel="paragraph-content"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fo:padding="0in" fo:border="none" style:mirror="none" fo:clip="rect(0in, 3in, 4.8in, 2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733826" text:style-name="Numbering_20_5">
        <text:list-item>
          <text:h text:style-name="P16" text:outline-level="1"><text:s/>“<text:span text:style-name="T1">Microblaze</text:span>! Now What!?”</text:h>
        </text:list-item>
      </text:list>
      <text:h text:style-name="Heading_20_1" text:outline-level="1">Start with the ISE</text:h>
      <text:p text:style-name="Text_20_body">Start the Xilinx ISE tools. In this example, I'm using the ISE System Edition with a 30-day evaluation license so I can have full access to the Embedded Development Kit (EDK).</text:p>
      <text:p text:style-name="P4">As usual, I begin by starting a new project:</text:p>
      <text:p text:style-name="Text_20_body"><draw:frame draw:style-name="fr3" draw:name="graphics23" text:anchor-type="as-char" svg:width="5.4799in" svg:height="3.6201in" draw:z-index="77"><draw:image xlink:href="../../../../../../../Users/DEVB/AppData/Local/Temp/enhtmlclip/Image(11).png" xlink:type="simple" xlink:show="embed" xlink:actuate="onLoad"/></draw:frame></text:p>
      <text:p text:style-name="P4"><text:soft-page-break/>I selected a directory to store my project and gave it a title. (I chose "MicroblazeBlinker".)</text:p>
      <text:p text:style-name="Text_20_body"><draw:frame draw:style-name="fr4" draw:name="graphics24" text:anchor-type="paragraph" svg:x="0.4835in" svg:y="0.0835in" svg:width="6.6043in" svg:height="6.0311in" draw:z-index="86"><draw:image xlink:href="../../../../../../../Users/DEVB/AppData/Local/Temp/enhtmlclip/Image(12).png" xlink:type="simple" xlink:show="embed" xlink:actuate="onLoad"/></draw:frame></text:p>
      <text:p text:style-name="P4"><text:soft-page-break/>Here are the project settings for a XuLA2 FPGA board:</text:p>
      <text:p text:style-name="Text_20_body"><draw:frame draw:style-name="fr4" draw:name="graphics25" text:anchor-type="paragraph" svg:x="0.4102in" svg:y="0in" svg:width="6.6043in" svg:height="6.0311in" draw:z-index="87"><draw:image xlink:href="../../../../../../../Users/DEVB/AppData/Local/Temp/enhtmlclip/Image(13).png" xlink:type="simple" xlink:show="embed" xlink:actuate="onLoad"/></draw:frame></text:p>
      <text:p text:style-name="P4"><text:soft-page-break/>Here's the project summary after clicking the Next button:</text:p>
      <text:p text:style-name="Text_20_body"><draw:frame draw:style-name="fr4" draw:name="graphics26" text:anchor-type="paragraph" svg:x="-0.0366in" svg:y="0in" svg:width="7.0362in" svg:height="4.4134in" draw:z-index="88"><draw:image xlink:href="../../../../../../../Users/DEVB/AppData/Local/Temp/enhtmlclip/Image(14).png" xlink:type="simple" xlink:show="embed" xlink:actuate="onLoad"/></draw:frame></text:p>
      <text:p text:style-name="P4"><text:soft-page-break/>Now that the project is started, I'll add a Microblaze processor to it:</text:p>
      <text:p text:style-name="P6"><draw:frame draw:style-name="fr5" draw:name="graphics27" text:anchor-type="as-char" svg:width="4.2in" svg:height="4.8201in" draw:z-index="76"><draw:image xlink:href="../../../../../../../Users/DEVB/AppData/Local/Temp/enhtmlclip/Image(15).png" xlink:type="simple" xlink:show="embed" xlink:actuate="onLoad"/></draw:frame></text:p>
      <text:p text:style-name="P4"><text:soft-page-break/>I chose "Embedded Processor" and gave it a name. (I chose "Microblaze because I'm so damn creative.)</text:p>
      <text:p text:style-name="Text_20_body"><draw:frame draw:style-name="fr4" draw:name="graphics28" text:anchor-type="paragraph" svg:x="0.5827in" svg:y="0in" svg:width="6.448in" svg:height="5.0728in" draw:z-index="89"><draw:image xlink:href="../../../../../../../Users/DEVB/AppData/Local/Temp/enhtmlclip/Image(16).png" xlink:type="simple" xlink:show="embed" xlink:actuate="onLoad"/></draw:frame></text:p>
      <text:p text:style-name="P4"><text:soft-page-break/>Here's the summary for the Microblaze processor that I added. That was simple! But it gets more complicated from here.</text:p>
      <text:p text:style-name="Text_20_body"><draw:frame draw:style-name="fr4" draw:name="graphics29" text:anchor-type="paragraph" svg:x="0.5409in" svg:y="0in" svg:width="6.448in" svg:height="5.0728in" draw:z-index="90"><draw:image xlink:href="../../../../../../../Users/DEVB/AppData/Local/Temp/enhtmlclip/Image(17).png" xlink:type="simple" xlink:show="embed" xlink:actuate="onLoad"/></draw:frame></text:p>
      <text:h text:style-name="Heading_20_1" text:outline-level="1">In the BSB</text:h>
      <text:p text:style-name="P4">The tools notice the Microblaze processor hasn't been augmented with any program memory, data memory or peripherals so it offers to start the Base System Builder (BSB) for me. Thanks, ISE, you're so nice!</text:p>
      <text:p text:style-name="P6"><draw:frame draw:style-name="fr6" draw:name="graphics30" text:anchor-type="as-char" svg:width="5.3752in" svg:height="1.3543in" draw:z-index="75"><draw:image xlink:href="../../../../../../../Users/DEVB/AppData/Local/Temp/enhtmlclip/Image(18).png" xlink:type="simple" xlink:show="embed" xlink:actuate="onLoad"/></draw:frame></text:p>
      <text:p text:style-name="P4">The default settings in this dialog were cool, so I just clicked OK and moved on:</text:p>
      <text:p text:style-name="Text_20_body"><draw:frame draw:style-name="fr4" draw:name="graphics31" text:anchor-type="paragraph" svg:x="0.1917in" svg:y="0.052in" svg:width="6.6457in" svg:height="5.4583in" draw:z-index="91"><draw:image xlink:href="../../../../../../../Users/DEVB/AppData/Local/Temp/enhtmlclip/Image(19).png" xlink:type="simple" xlink:show="embed" xlink:actuate="onLoad"/></draw:frame></text:p>
      <text:p text:style-name="P4"><text:soft-page-break/>The XuLA2 isn't one of Xilinx's anointed boards, so I needed to create a custom board. I set the reference clock to 12 MHz because that's what's on the XuLA2 board. Other than that, I left everything else as it was. (Take note that the reset for the Microblaze is active low; I'll need that later on.)</text:p>
      <text:p text:style-name="Text_20_body"><draw:frame draw:style-name="fr4" draw:name="graphics32" text:anchor-type="paragraph" svg:x="0.6193in" svg:y="0in" svg:width="6.3866in" svg:height="6.1862in" draw:z-index="92"><draw:image xlink:href="../../../../../../../Users/DEVB/AppData/Local/Temp/enhtmlclip/Image(20).png" xlink:type="simple" xlink:show="embed" xlink:actuate="onLoad"/></draw:frame></text:p>
      <text:p text:style-name="P4"><text:soft-page-break/>I left the top portion of the next screen as it was with the single Microblaze core set to run at 100 MHz with 8 KB of memory. (I'm just flashing an LED! How much memory can that take?)</text:p>
      <text:p text:style-name="P4">Since I'm flashing an LED, I needed a single output pin that the processor could drive high and low. So I click on the "Add Device..." button to begin that process.</text:p>
      <text:p text:style-name="Text_20_body"><draw:frame draw:style-name="fr4" draw:name="graphics33" text:anchor-type="paragraph" svg:x="0.4736in" svg:y="0in" svg:width="6.7555in" svg:height="6.5437in" draw:z-index="93"><draw:image xlink:href="../../../../../../../Users/DEVB/AppData/Local/Temp/enhtmlclip/Image(21).png" xlink:type="simple" xlink:show="embed" xlink:actuate="onLoad"/></draw:frame></text:p>
      <text:p text:style-name="P4"><text:soft-page-break/>I select "GPIO" from the list of I/O types.</text:p>
      <text:p text:style-name="P6"><draw:frame draw:style-name="fr6" draw:name="graphics34" text:anchor-type="as-char" svg:width="4.2709in" svg:height="4.8854in" draw:z-index="74"><draw:image xlink:href="../../../../../../../Users/DEVB/AppData/Local/Temp/enhtmlclip/Image(22).png" xlink:type="simple" xlink:show="embed" xlink:actuate="onLoad"/></draw:frame></text:p>
      <text:p text:style-name="P4"><text:soft-page-break/>Then I select an LED driver as a specific type of I/O:</text:p>
      <text:p text:style-name="P6"><draw:frame draw:style-name="fr6" draw:name="graphics35" text:anchor-type="as-char" svg:width="4.2709in" svg:height="4.8854in" draw:z-index="73"><draw:image xlink:href="../../../../../../../Users/DEVB/AppData/Local/Temp/enhtmlclip/Image(23).png" xlink:type="simple" xlink:show="embed" xlink:actuate="onLoad"/></draw:frame></text:p>
      <text:p text:style-name="P4"><text:soft-page-break/>After that, I clicked the OK button to instantiate the GPIO.</text:p>
      <text:p text:style-name="P6"><draw:frame draw:style-name="fr6" draw:name="graphics36" text:anchor-type="as-char" svg:width="4.2709in" svg:height="4.8854in" draw:z-index="72"><draw:image xlink:href="../../../../../../../Users/DEVB/AppData/Local/Temp/enhtmlclip/Image(24).png" xlink:type="simple" xlink:show="embed" xlink:actuate="onLoad"/></draw:frame></text:p>
      <text:p text:style-name="P4"><text:soft-page-break/>The LED driver was added to the "Included Peripherals" pane. I clicked on the "Data Width" field and set it to a single bit since I'll only be blinking a single LED.</text:p>
      <text:p text:style-name="Text_20_body"><draw:frame draw:style-name="fr4" draw:name="graphics37" text:anchor-type="paragraph" svg:x="0.4953in" svg:y="0in" svg:width="6.7339in" svg:height="6.5228in" draw:z-index="94"><draw:image xlink:href="../../../../../../../Users/DEVB/AppData/Local/Temp/enhtmlclip/Image(25).png" xlink:type="simple" xlink:show="embed" xlink:actuate="onLoad"/></draw:frame></text:p>
      <text:p text:style-name="P4"><text:soft-page-break/>That was the only peripheral I needed, so I clicked Finish.</text:p>
      <text:p text:style-name="Text_20_body"><draw:frame draw:style-name="fr4" draw:name="graphics38" text:anchor-type="paragraph" svg:x="0.4882in" svg:y="0in" svg:width="6.7409in" svg:height="6.5299in" draw:z-index="95"><draw:image xlink:href="../../../../../../../Users/DEVB/AppData/Local/Temp/enhtmlclip/Image(26).png" xlink:type="simple" xlink:show="embed" xlink:actuate="onLoad"/></draw:frame></text:p>
      <text:p text:style-name="P4">Now the BSB generates all the necessary file for the processor core, memory and peripherals.</text:p>
      <text:p text:style-name="P6"><draw:frame draw:style-name="fr6" draw:name="graphics39" text:anchor-type="as-char" svg:width="2.25in" svg:height="1.0626in" draw:z-index="71"><draw:image xlink:href="../../../../../../../Users/DEVB/AppData/Local/Temp/enhtmlclip/Image(27).png" xlink:type="simple" xlink:show="embed" xlink:actuate="onLoad"/></draw:frame></text:p>
      <text:h text:style-name="Heading_20_1" text:outline-level="1">Over to the XPS</text:h>
      <text:p text:style-name="P4">After the BSB is finished, it automatically starts the Xilinx Platform Studio (XPS) where I can finish configuring the Microblaze. (Thanks again, ISE!)</text:p>
      <text:p text:style-name="Text_20_body"><draw:frame draw:style-name="fr4" draw:name="graphics40" text:anchor-type="paragraph" svg:x="0.5236in" svg:y="0in" svg:width="6.461in" svg:height="5.0055in" draw:z-index="96"><draw:image xlink:href="../../../../../../../Users/DEVB/AppData/Local/Temp/enhtmlclip/Image(28).png" xlink:type="simple" xlink:show="embed" xlink:actuate="onLoad"/></draw:frame></text:p>
      <text:p text:style-name="P4"><text:soft-page-break/>What I need to do is get the LED driver connected to an external pin and attach the external clock signal to the processor. To do this, I switch to the "Ports" tab: </text:p>
      <text:p text:style-name="Text_20_body"><draw:frame draw:style-name="fr4" draw:name="graphics41" text:anchor-type="paragraph" svg:x="0.5902in" svg:y="0in" svg:width="6.4319in" svg:height="4.9835in" draw:z-index="97"><draw:image xlink:href="../../../../../../../Users/DEVB/AppData/Local/Temp/enhtmlclip/Image(29).png" xlink:type="simple" xlink:show="embed" xlink:actuate="onLoad"/></draw:frame></text:p>
      <text:p text:style-name="P4"><text:soft-page-break/>In the Ports tab, I double-click the LEDS device to bring up its configuration screen:</text:p>
      <text:p text:style-name="Text_20_body"><draw:frame draw:style-name="fr4" draw:name="graphics42" text:anchor-type="paragraph" svg:x="0.5591in" svg:y="0in" svg:width="6.4535in" svg:height="5in" draw:z-index="98"><draw:image xlink:href="../../../../../../../Users/DEVB/AppData/Local/Temp/enhtmlclip/Image(30).png" xlink:type="simple" xlink:show="embed" xlink:actuate="onLoad"/></draw:frame></text:p>
      <text:p text:style-name="P4"><text:soft-page-break/>By default, the LED driver I/O doesn't generate interrupts to the processor. It also provides only a single I/O channel. There's no need to change these.</text:p>
      <text:p text:style-name="Text_20_body"><draw:frame draw:style-name="fr4" draw:name="graphics43" text:anchor-type="paragraph" svg:x="0.7445in" svg:y="0in" svg:width="6.2598in" svg:height="5.0098in" draw:z-index="99"><draw:image xlink:href="../../../../../../../Users/DEVB/AppData/Local/Temp/enhtmlclip/Image(31).png" xlink:type="simple" xlink:show="embed" xlink:actuate="onLoad"/></draw:frame></text:p>
      <text:p text:style-name="P4"><text:soft-page-break/><text:line-break/>I clicked on the "+" symbol of Channel 1 so I could see its configuration. It's a single bit wide as I specified it in the BSB. That's all I needed to see, so I clicked on OK to close the configuration screen.</text:p>
      <text:p text:style-name="Text_20_body"><draw:frame draw:style-name="fr4" draw:name="graphics44" text:anchor-type="paragraph" svg:x="0.6717in" svg:y="0in" svg:width="6.3535in" svg:height="5.0846in" draw:z-index="100"><draw:image xlink:href="../../../../../../../Users/DEVB/AppData/Local/Temp/enhtmlclip/Image(32).png" xlink:type="simple" xlink:show="embed" xlink:actuate="onLoad"/></draw:frame></text:p>
      <text:p text:style-name="P4"><text:soft-page-break/>Returning to the XPS main screen, I expanded the LEDS entry in the Ports tab. Further expanding the I/O interface (IO_IF) shows there is a single output attached to an external port.</text:p>
      <text:p text:style-name="Text_20_body"><draw:frame draw:style-name="fr4" draw:name="graphics45" text:anchor-type="paragraph" svg:x="0.5846in" svg:y="0in" svg:width="6.4429in" svg:height="4.9917in" draw:z-index="101"><draw:image xlink:href="../../../../../../../Users/DEVB/AppData/Local/Temp/enhtmlclip/Image(33).png" xlink:type="simple" xlink:show="embed" xlink:actuate="onLoad"/></draw:frame></text:p>
      <text:p text:style-name="P4"><text:soft-page-break/>Expanding the External Ports entry shows a one-bit-wide bus (LEDS_TRI_O) that's connected to the LED GPIO output. That's what I expected, so everything's good so far.</text:p>
      <text:p text:style-name="Text_20_body"><draw:frame draw:style-name="fr4" draw:name="graphics46" text:anchor-type="paragraph" svg:x="0.5571in" svg:y="0in" svg:width="6.4366in" svg:height="4.9866in" draw:z-index="102"><draw:image xlink:href="../../../../../../../Users/DEVB/AppData/Local/Temp/enhtmlclip/Image(34).png" xlink:type="simple" xlink:show="embed" xlink:actuate="onLoad"/></draw:frame></text:p>
      <text:p text:style-name="P4"><text:soft-page-break/>Next, I want to attach an external clock to the input of the clock generator. (The clock generator will create the 100 MHz system clock from the 12 MHz clock on the XuLA2 board.) Expanding the clock generator entry and right-clicking on the CLKIN connection, I select "Make External" to connect this input to an external pin.</text:p>
      <text:p text:style-name="Text_20_body"><draw:frame draw:style-name="fr4" draw:name="graphics47" text:anchor-type="paragraph" svg:x="0.5575in" svg:y="0in" svg:width="6.4346in" svg:height="4.9854in" draw:z-index="103"><draw:image xlink:href="../../../../../../../Users/DEVB/AppData/Local/Temp/enhtmlclip/Image(35).png" xlink:type="simple" xlink:show="embed" xlink:actuate="onLoad"/></draw:frame></text:p>
      <text:p text:style-name="P4"><text:soft-page-break/>Looking back in the External Ports list, I see that a new port has been connected to the clock generator input:</text:p>
      <text:p text:style-name="Text_20_body"><draw:frame draw:style-name="fr4" draw:name="graphics48" text:anchor-type="paragraph" svg:x="0.5283in" svg:y="0in" svg:width="6.452in" svg:height="4.9984in" draw:z-index="104"><draw:image xlink:href="../../../../../../../Users/DEVB/AppData/Local/Temp/enhtmlclip/Image(36).png" xlink:type="simple" xlink:show="embed" xlink:actuate="onLoad"/></draw:frame></text:p>
      <text:p text:style-name="P4"><text:soft-page-break/>Now I notice that I don't need the differential clock inputs (CLK_N and CLK_P), so I right-click on them and delete them:</text:p>
      <text:p text:style-name="Text_20_body"><draw:frame draw:style-name="fr4" draw:name="graphics49" text:anchor-type="paragraph" svg:x="0.5661in" svg:y="0in" svg:width="6.4398in" svg:height="4.989in" draw:z-index="105"><draw:image xlink:href="../../../../../../../Users/DEVB/AppData/Local/Temp/enhtmlclip/Image(37).png" xlink:type="simple" xlink:show="embed" xlink:actuate="onLoad"/></draw:frame></text:p>
      <text:p text:style-name="P4"><text:soft-page-break/>Finally, I click on the name field of the newly-created clock input and simplify its name to CLKIN:</text:p>
      <text:p text:style-name="Text_20_body"><draw:frame draw:style-name="fr4" draw:name="graphics50" text:anchor-type="paragraph" svg:x="0.5445in" svg:y="0in" svg:width="6.4402in" svg:height="4.9898in" draw:z-index="106"><draw:image xlink:href="../../../../../../../Users/DEVB/AppData/Local/Temp/enhtmlclip/Image(38).png" xlink:type="simple" xlink:show="embed" xlink:actuate="onLoad"/></draw:frame></text:p>
      <text:p text:style-name="P4"><text:soft-page-break/>Finally, I need to do a little work on the clock generator. I double-click the clock generator entry in the Ports tab and that opens the configuration window for that device.</text:p>
      <text:p text:style-name="Text_20_body"><draw:frame draw:style-name="fr4" draw:name="graphics51" text:anchor-type="paragraph" svg:x="0.561in" svg:y="0in" svg:width="6.428in" svg:height="4.9799in" draw:z-index="107"><draw:image xlink:href="../../../../../../../Users/DEVB/AppData/Local/Temp/enhtmlclip/Image(39).png" xlink:type="simple" xlink:show="embed" xlink:actuate="onLoad"/></draw:frame></text:p>
      <text:p text:style-name="P4"><text:soft-page-break/>In the configuration window, I expand the CLKIN and CLKOUT0 entries and see their frequencies are 12 and 100 MHz, respectively. That's what I specified when I was back in the BSB, but this is where I could change those if I needed to.</text:p>
      <text:p text:style-name="P4">In addition, I change the "Required Group" entry from "NONE" to "DCM0". If I don't do this, ISE will complain that the 12 MHz input clock frequency is too low to be used with the Spartan-6 phase-locked loops (PLL). Forcing ISE to use a Digital Clock Manager (DCM) with looser input requirements avoids this problem.</text:p>
      <text:p text:style-name="Text_20_body"><draw:frame draw:style-name="fr4" draw:name="graphics52" text:anchor-type="paragraph" svg:x="0.552in" svg:y="0in" svg:width="6.4465in" svg:height="4.3661in" draw:z-index="108"><draw:image xlink:href="../../../../../../../Users/DEVB/AppData/Local/Temp/enhtmlclip/Image(40).png" xlink:type="simple" xlink:show="embed" xlink:actuate="onLoad"/></draw:frame></text:p>
      <text:p text:style-name="P4"><text:soft-page-break/>After everything has been configured, I run the design rule checker (DRC) to see if any obvious errors exist...</text:p>
      <text:p text:style-name="Text_20_body"><draw:frame draw:style-name="fr4" draw:name="graphics53" text:anchor-type="paragraph" svg:x="0.5429in" svg:y="0in" svg:width="6.4429in" svg:height="4.9917in" draw:z-index="109"><draw:image xlink:href="../../../../../../../Users/DEVB/AppData/Local/Temp/enhtmlclip/Image(41).png" xlink:type="simple" xlink:show="embed" xlink:actuate="onLoad"/></draw:frame></text:p>
      <text:p text:style-name="P4"><text:soft-page-break/>The DRC doesn't find anything, so it looks like I'm good to go! Clicking on File =&gt; Exit takes me back to ISE.</text:p>
      <text:p text:style-name="Text_20_body"><draw:frame draw:style-name="fr4" draw:name="graphics54" text:anchor-type="paragraph" svg:x="0.5429in" svg:y="0in" svg:width="6.4429in" svg:height="5.3791in" draw:z-index="110"><draw:image xlink:href="../../../../../../../Users/DEVB/AppData/Local/Temp/enhtmlclip/Image(42).png" xlink:type="simple" xlink:show="embed" xlink:actuate="onLoad"/></draw:frame></text:p>
      <text:h text:style-name="Heading_20_1" text:outline-level="1">Back to the ISE</text:h>
      <text:p text:style-name="P4">After configuring the Microblaze with XPS, There's still some work to do in ISE before an FPGA bitstream can be generated. First of all, a top-level VHDL module has to be wrapped around the processor core. This is done by highlighting the Microblaze module in the Hierarchy pane and then double-clicking the "Generate Top HDL Source" entry that appears in the Processes pane:</text:p>
      <text:p text:style-name="Text_20_body"><draw:frame draw:style-name="fr4" draw:name="graphics55" text:anchor-type="paragraph" svg:x="0.5453in" svg:y="0in" svg:width="6.439in" svg:height="5.4244in" draw:z-index="111"><draw:image xlink:href="../../../../../../../Users/DEVB/AppData/Local/Temp/enhtmlclip/Image(43).png" xlink:type="simple" xlink:show="embed" xlink:actuate="onLoad"/></draw:frame></text:p>
      <text:p text:style-name="P4"><text:soft-page-break/>After a few seconds, the top-level module appears with the Microblaze core as its child:</text:p>
      <text:p text:style-name="Text_20_body"><draw:frame draw:style-name="fr4" draw:name="graphics56" text:anchor-type="paragraph" svg:x="0.55in" svg:y="0in" svg:width="6.4299in" svg:height="5.4165in" draw:z-index="112"><draw:image xlink:href="../../../../../../../Users/DEVB/AppData/Local/Temp/enhtmlclip/Image(44).png" xlink:type="simple" xlink:show="embed" xlink:actuate="onLoad"/></draw:frame></text:p>
      <text:p text:style-name="P4">Double-clicking the Microblaze_top module displays the following VHDL source in the editor. Note that there are three I/O signals on the top level and these connect directly to the Microblaze core I/O:</text:p>
      <text:p text:style-name="Text_20_body">     RESET: The active-low reset input.</text:p>
      <text:p text:style-name="Text_20_body">     LEDS_TRI_O: A single-bit bus output that drives an external LED.</text:p>
      <text:p text:style-name="Text_20_body">     CLKIN: The 12 MHz input clock from the XuLA board.</text:p>
      <text:p text:style-name="Text_20_body"/>
      <text:p text:style-name="Text_20_body">-------------------------------------------------------------------------------<text:line-break/>-- Microblaze_top.vhd<text:line-break/>-------------------------------------------------------------------------------<text:line-break/>library IEEE;<text:line-break/>use IEEE.STD_LOGIC_1164.ALL;<text:line-break/><text:line-break/>library UNISIM;<text:line-break/>use UNISIM.VCOMPONENTS.ALL;<text:line-break/><text:line-break/><text:soft-page-break/>entity Microblaze_top is<text:line-break/>  port (<text:line-break/>    RESET : in std_logic;<text:line-break/>    LEDS_TRI_O : out std_logic_vector(0 to 0);<text:line-break/>    CLKIN : in std_logic<text:line-break/>  );<text:line-break/>end Microblaze_top;<text:line-break/><text:line-break/>architecture STRUCTURE of Microblaze_top is<text:line-break/><text:line-break/>  component Microblaze is<text:line-break/>    port (<text:line-break/>      RESET : in std_logic;<text:line-break/>      LEDS_TRI_O : out std_logic_vector(0 to 0);<text:line-break/>      CLKIN : in std_logic<text:line-break/>    );<text:line-break/>  end component;<text:line-break/><text:line-break/>attribute BOX_TYPE : STRING;<text:line-break/>attribute BOX_TYPE of Microblaze : component is "user_black_box";<text:line-break/><text:line-break/>begin<text:line-break/><text:line-break/>  Microblaze_i : Microblaze<text:line-break/>    port map (<text:line-break/>      RESET =&gt; RESET,<text:line-break/>      LEDS_TRI_O =&gt; LEDS_TRI_O(0 to 0),<text:line-break/>      CLKIN =&gt; CLKIN<text:line-break/>    );<text:line-break/><text:line-break/>end architecture STRUCTURE;</text:p>
      <text:p text:style-name="P4">That's OK, but I want to simplify it a bit. I remove the RESET input from the top-level entity declaration, and then I force the RESET input high in the instantiation of the Microblaze core. This makes the Microblaze start executing as soon as it gets loaded into the FPGA. It also means I don't have to bother with pulling the RESET input high externally to the FPGA.</text:p>
      <text:p text:style-name="Text_20_body">-------------------------------------------------------------------------------<text:line-break/>-- Microblaze_top.vhd<text:line-break/>-------------------------------------------------------------------------------<text:line-break/>library IEEE;<text:line-break/>use IEEE.STD_LOGIC_1164.ALL;<text:line-break/><text:line-break/>library UNISIM;<text:line-break/>use UNISIM.VCOMPONENTS.ALL;<text:line-break/><text:line-break/>entity Microblaze_top is<text:line-break/>  port (<text:line-break/>    LEDS_TRI_O : out std_logic_vector(0 to 0);<text:line-break/>    CLKIN : in std_logic<text:line-break/>  );<text:line-break/>end Microblaze_top;<text:line-break/><text:line-break/>architecture STRUCTURE of Microblaze_top is<text:line-break/><text:line-break/>  component Microblaze is<text:line-break/>    port (<text:line-break/><text:soft-page-break/>      RESET : in std_logic;<text:line-break/>      LEDS_TRI_O : out std_logic_vector(0 to 0);<text:line-break/>      CLKIN : in std_logic<text:line-break/>    );<text:line-break/>  end component;<text:line-break/><text:line-break/>attribute BOX_TYPE : STRING;<text:line-break/>attribute BOX_TYPE of Microblaze : component is "user_black_box";<text:line-break/><text:line-break/>begin<text:line-break/><text:line-break/>  Microblaze_i : Microblaze<text:line-break/>    port map (<text:line-break/>      RESET =&gt; '1', -- Enable uBlaze by forcing active-low reset high.<text:line-break/>      LEDS_TRI_O =&gt; LEDS_TRI_O(0 to 0),<text:line-break/>      CLKIN =&gt; CLKIN<text:line-break/>    );<text:line-break/><text:line-break/>end architecture STRUCTURE;<text:line-break/></text:p>
      <text:p text:style-name="P4"><text:soft-page-break/>Now I just have two I/Os to worry about: the LED driver and the input clock. I need to create a UCF file to map these I/Os to specific pins of the FPGA:</text:p>
      <text:p text:style-name="Text_20_body"><draw:frame draw:style-name="fr4" draw:name="graphics57" text:anchor-type="paragraph" svg:x="0.5728in" svg:y="0in" svg:width="6.4252in" svg:height="5.4126in" draw:z-index="113"><draw:image xlink:href="../../../../../../../Users/DEVB/AppData/Local/Temp/enhtmlclip/Image(45).png" xlink:type="simple" xlink:show="embed" xlink:actuate="onLoad"/></draw:frame></text:p>
      <text:p text:style-name="P4"><text:soft-page-break/>I select an "Implementation Constraints File" type and call it "MicroblazeBlinker" (thus maintaining my streak of creative file names):</text:p>
      <text:p text:style-name="Text_20_body"><draw:frame draw:style-name="fr4" draw:name="graphics58" text:anchor-type="paragraph" svg:x="0.5307in" svg:y="0in" svg:width="6.448in" svg:height="5.0728in" draw:z-index="114"><draw:image xlink:href="../../../../../../../Users/DEVB/AppData/Local/Temp/enhtmlclip/Image(46).png" xlink:type="simple" xlink:show="embed" xlink:actuate="onLoad"/></draw:frame></text:p>
      <text:p text:style-name="P4"><text:soft-page-break/>I go through the usual hoo-hah with a confirmation screen telling me what I've just finished doing:</text:p>
      <text:p text:style-name="Text_20_body"><draw:frame draw:style-name="fr4" draw:name="graphics59" text:anchor-type="paragraph" svg:x="0.5409in" svg:y="0in" svg:width="6.448in" svg:height="5.0728in" draw:z-index="115"><draw:image xlink:href="../../../../../../../Users/DEVB/AppData/Local/Temp/enhtmlclip/Image(47).png" xlink:type="simple" xlink:show="embed" xlink:actuate="onLoad"/></draw:frame></text:p>
      <text:p text:style-name="P4"><text:soft-page-break/>Once the constraints file has been added to the ISE project, I can double click it so I can enter the pin assignments:</text:p>
      <text:p text:style-name="P6"><draw:frame draw:style-name="fr7" draw:name="graphics60" text:anchor-type="as-char" svg:width="3.2799in" svg:height="3.6201in" draw:z-index="84"><draw:image xlink:href="../../../../../../../Users/DEVB/AppData/Local/Temp/enhtmlclip/Image(48).png" xlink:type="simple" xlink:show="embed" xlink:actuate="onLoad"/></draw:frame></text:p>
      <text:p text:style-name="P4">Here are the pin assignment constraints I used for the XuLA2 board:</text:p>
      <text:p text:style-name="Text_20_body">net CLKIN         loc = A9; # 12 MHz clock on XuLA2.<text:line-break/>net LEDS_TRI_O&lt;0&gt; loc = R7; # Channel 0 on XuLA2.</text:p>
      <text:p text:style-name="P4"><text:soft-page-break/>After closing the constraints file, I'm finally ready to generate a bitstream. I highlight the top-level module and double click "Generate Programming File".</text:p>
      <text:p text:style-name="P6"><text:soft-page-break/><draw:frame draw:style-name="fr8" draw:name="graphics61" text:anchor-type="as-char" svg:width="3.2201in" svg:height="6.4201in" draw:z-index="85"><draw:image xlink:href="../../../../../../../Users/DEVB/AppData/Local/Temp/enhtmlclip/Image(49).png" xlink:type="simple" xlink:show="embed" xlink:actuate="onLoad"/></draw:frame></text:p>
      <text:p text:style-name="P4"><text:soft-page-break/>The design is compiled into a bitstream after a few minutes (the Microblaze is <text:span text:style-name="T2">big</text:span>!). A lot of warnings get generated because much of the Microblaze core I/O isn't connected to anything in such a small system. The main thing is that no errors were encountered that would prematurely halt the bitstream generation.</text:p>
      <text:p text:style-name="Text_20_body"><draw:frame draw:style-name="fr4" draw:name="graphics62" text:anchor-type="paragraph" svg:x="0.622in" svg:y="0in" svg:width="6.3819in" svg:height="4.852in" draw:z-index="83"><draw:image xlink:href="../../../../../../../Users/DEVB/AppData/Local/Temp/enhtmlclip/Image(50).png" xlink:type="simple" xlink:show="embed" xlink:actuate="onLoad"/></draw:frame></text:p>
      <text:p text:style-name="P4"><text:soft-page-break/>So now there's a bitstream containing a Microblaze processor with a couple of I/O pins tied to the external world. But it seems like I'm forgetting something; what could it be? Anybody know? <text:span text:style-name="T2">Anybody!?</text:span></text:p>
      <text:p text:style-name="P4">How about a program for the processor to run? In order to write the processor code, I have to start the Software Development Kit (SDK) by highlighting the Microblaze module in the Hierarchy pane and then double-clicking the "Export Hardware Design to SDK with Bitstream" in the Processes pane.</text:p>
      <text:p text:style-name="P6"><draw:frame draw:style-name="fr9" draw:name="graphics63" text:anchor-type="as-char" svg:width="4.1799in" svg:height="5.4402in" draw:z-index="65"><draw:image xlink:href="../../../../../../../Users/DEVB/AppData/Local/Temp/enhtmlclip/Image(51).png" xlink:type="simple" xlink:show="embed" xlink:actuate="onLoad"/></draw:frame></text:p>
      <text:h text:style-name="Heading_20_1" text:outline-level="1">Finishing Off with the SDK</text:h>
      <text:p text:style-name="P4">Once the SDK has started, it asks me where I want to place my software project. By default, it's placed in the SDK subdirectory within the main ISE project directory, and that's fine with me so I just click on the OK button:</text:p>
      <text:p text:style-name="Text_20_body"><draw:frame draw:style-name="fr6" draw:name="graphics64" text:anchor-type="as-char" svg:width="5.6811in" svg:height="2.6244in" draw:z-index="66"><draw:image xlink:href="../../../../../../../Users/DEVB/AppData/Local/Temp/enhtmlclip/Image(52).png" xlink:type="simple" xlink:show="embed" xlink:actuate="onLoad"/></draw:frame></text:p>
      <text:p text:style-name="P4">That brings up the main SDK window with just the hardware system description files:</text:p>
      <text:p text:style-name="Text_20_body"><draw:frame draw:style-name="fr4" draw:name="graphics65" text:anchor-type="paragraph" svg:x="0.828in" svg:y="0in" svg:width="6.161in" svg:height="4.9091in" draw:z-index="82"><draw:image xlink:href="../../../../../../../Users/DEVB/AppData/Local/Temp/enhtmlclip/Image(53).png" xlink:type="simple" xlink:show="embed" xlink:actuate="onLoad"/></draw:frame><text:soft-page-break/></text:p>
      <text:p text:style-name="P4">First, I need to create a software project for the code the Microblaze will run. Right-clicking on the Microblaze_hw_platform entry in the Project Explorer tab, I select the "Project..." item in the pop-up menu:</text:p>
      <text:p text:style-name="Text_20_body"><draw:frame draw:style-name="fr10" draw:name="graphics66" text:anchor-type="paragraph" svg:x="1.1717in" svg:y="0in" svg:width="5.8492in" svg:height="2.9102in" draw:z-index="81"><draw:image xlink:href="../../../../../../../Users/DEVB/AppData/Local/Temp/enhtmlclip/Image(54).png" xlink:type="simple" xlink:show="embed" xlink:actuate="onLoad"/></draw:frame></text:p>
      <text:p text:style-name="P4"><text:soft-page-break/>In the New Project window, I elect to begin a Xilinx Application Project:</text:p>
      <text:p text:style-name="P6"><draw:frame draw:style-name="fr6" draw:name="graphics67" text:anchor-type="as-char" svg:width="5.4689in" svg:height="5.2083in" draw:z-index="63"><draw:image xlink:href="../../../../../../../Users/DEVB/AppData/Local/Temp/enhtmlclip/Image(55).png" xlink:type="simple" xlink:show="embed" xlink:actuate="onLoad"/></draw:frame></text:p>
      <text:p text:style-name="P4"><text:soft-page-break/>Once again, another project requiring another project name. I'll just follow tradition and name it "MicroblazeBlinker".</text:p>
      <text:p text:style-name="P4">I don't need an operating system to blink an LED, so I select "standalone" in the OS Platform field. And I elect to write the code in C since I don't really want to build and instantiate an LED object C++ class.</text:p>
      <text:p text:style-name="P6"><draw:frame draw:style-name="fr6" draw:name="graphics68" text:anchor-type="as-char" svg:width="5.4689in" svg:height="6.3854in" draw:z-index="62"><draw:image xlink:href="../../../../../../../Users/DEVB/AppData/Local/Temp/enhtmlclip/Image(56).png" xlink:type="simple" xlink:show="embed" xlink:actuate="onLoad"/></draw:frame></text:p>
      <text:p text:style-name="P4"><text:soft-page-break/>After clicking Finish in the New Project window, two new things enter the Project Explorer pane:</text:p>
      <text:list xml:id="list30718016" text:style-name="L1">
        <text:list-item>
          <text:p text:style-name="P14">A default software project for the Microblaze.</text:p>
        </text:list-item>
        <text:list-item>
          <text:p text:style-name="P14">A Board Support Package (BSP) that contains a bunch of header files, library code and documentation for the Microblaze core and peripherals I've included in my ISE project.</text:p>
        </text:list-item>
        <text:list-item>
          <text:p text:style-name="P11"><draw:frame draw:style-name="fr11" draw:name="graphics69" text:anchor-type="as-char" svg:width="3.5in" svg:height="4.8in" draw:z-index="69"><draw:image xlink:href="../../../../../../../Users/DEVB/AppData/Local/Temp/enhtmlclip/Image(57).png" xlink:type="simple" xlink:show="embed" xlink:actuate="onLoad"/></draw:frame></text:p>
        </text:list-item>
      </text:list>
      <text:p text:style-name="P4"><text:soft-page-break/>Expanding the MicroblazeBlinker software project, I can double-click on the helloworld.c source file to see what the default program does.</text:p>
      <text:p text:style-name="P6"><draw:frame draw:style-name="fr12" draw:name="graphics70" text:anchor-type="as-char" svg:width="3.5402in" svg:height="5.6in" draw:z-index="59"><draw:image xlink:href="../../../../../../../Users/DEVB/AppData/Local/Temp/enhtmlclip/Image(58).png" xlink:type="simple" xlink:show="embed" xlink:actuate="onLoad"/></draw:frame></text:p>
      <text:p text:style-name="P4">The default program is certainly simple enough, but it doesn't do anything I want. There's nothing about blinking an LED in there, and I don't even have a way to display anything that might be printed. Obviously, there's some work to be done here.</text:p>
      <text:p text:style-name="Text_20_body"><text:span text:style-name="T3">#include</text:span> <text:span text:style-name="T8">&lt;stdio.h&gt;</text:span></text:p>
      <text:p text:style-name="Text_20_body"><text:span text:style-name="T3">#include</text:span> <text:span text:style-name="T8">"platform.h"</text:span></text:p>
      <text:p text:style-name="Text_20_body"/>
      <text:p text:style-name="Text_20_body"><text:span text:style-name="T3">void</text:span> <text:span text:style-name="T5">print</text:span><text:span text:style-name="T4">(</text:span> <text:span text:style-name="T3">char</text:span> <text:span text:style-name="T4">*str);</text:span></text:p>
      <text:p text:style-name="Text_20_body"/>
      <text:p text:style-name="Text_20_body"><text:span text:style-name="T3">int</text:span> <text:span text:style-name="T5">main</text:span><text:span text:style-name="T4">()</text:span></text:p>
      <text:p text:style-name="Text_20_body">{</text:p>
      <text:p text:style-name="Text_20_body">    <text:span text:style-name="T4">init_platform();</text:span></text:p>
      <text:p text:style-name="Text_20_body"/>
      <text:p text:style-name="Text_20_body"><text:soft-page-break/>    <text:span text:style-name="T4">print(</text:span><text:span text:style-name="T8">"Hello World\n\r"</text:span><text:span text:style-name="T4">);</text:span></text:p>
      <text:p text:style-name="Text_20_body"/>
      <text:p text:style-name="Text_20_body">    <text:span text:style-name="T3">return</text:span> <text:span text:style-name="T4">0;</text:span></text:p>
      <text:p text:style-name="Text_20_body">}</text:p>
      <text:p text:style-name="P4">Looking in the system.mss file in the BSP, I see that the I/O driver for the LED has some links for documentation and example code. Since "monkey-see, monkey-do" has always worked for me, I decide to click on the Examples link.</text:p>
      <text:p text:style-name="Text_20_body"><draw:frame draw:style-name="fr13" draw:name="graphics71" text:anchor-type="paragraph" svg:x="0.4945in" svg:y="0in" svg:width="6.5402in" svg:height="6.4in" draw:z-index="80"><draw:image xlink:href="../../../../../../../Users/DEVB/AppData/Local/Temp/enhtmlclip/Image(59).png" xlink:type="simple" xlink:show="embed" xlink:actuate="onLoad"/></draw:frame></text:p>
      <text:p text:style-name="P5"><text:soft-page-break/>On the webpage that comes up, I select the xgpio_example link since it doesn't use interrupts (which I don't even have in my system) and it's not too low-level (I hope).</text:p>
      <text:p text:style-name="P12"><draw:frame draw:style-name="fr14" draw:name="graphics72" text:anchor-type="as-char" svg:width="5.6382in" svg:height="2.8047in" draw:z-index="60"><draw:image xlink:href="../../../../../../../Users/DEVB/AppData/Local/Temp/enhtmlclip/Image(60).png" xlink:type="simple" xlink:show="embed" xlink:actuate="onLoad"/></draw:frame></text:p>
      <text:p text:style-name="P4">The meat of the code in the example is shown below (minus an big licensing header that I'm sure nobody reads). This code actually shows two ways to blink an LED!</text:p>
      <text:p text:style-name="Text_20_body">#include "xparameters.h"</text:p>
      <text:p text:style-name="Text_20_body">#include "xgpio.h"</text:p>
      <text:p text:style-name="Text_20_body"/>
      <text:p text:style-name="Text_20_body"/>
      <text:p text:style-name="Text_20_body">/************************** Constant Definitions *****************************/</text:p>
      <text:p text:style-name="Text_20_body"/>
      <text:p text:style-name="Text_20_body">#define LED 0x01 <text:s text:c="2"/>/* Assumes bit 0 of GPIO is connected to an LED <text:s/>*/</text:p>
      <text:p text:style-name="Text_20_body"/>
      <text:p text:style-name="Text_20_body">/*</text:p>
      <text:p text:style-name="Text_20_body"><text:s/>* The following constant maps to the name of the hardware instances that</text:p>
      <text:p text:style-name="Text_20_body"><text:s/>* were created in the EDK XPS system.</text:p>
      <text:p text:style-name="Text_20_body"><text:s/>*/</text:p>
      <text:p text:style-name="Text_20_body">#define GPIO_EXAMPLE_DEVICE_ID <text:s/>XPAR_LEDS_POSITIONS_DEVICE_ID</text:p>
      <text:p text:style-name="Text_20_body"/>
      <text:p text:style-name="Text_20_body">/*</text:p>
      <text:p text:style-name="Text_20_body"><text:s/>* The following constant is used to wait after an LED is turned on to make</text:p>
      <text:p text:style-name="Text_20_body"><text:s/>* sure that it is visible to the human eye. <text:s/>This constant might need to be</text:p>
      <text:p text:style-name="Text_20_body"><text:s/>* tuned for faster or slower processor speeds.</text:p>
      <text:p text:style-name="Text_20_body"><text:s/>*/</text:p>
      <text:p text:style-name="Text_20_body">#define LED_DELAY <text:s text:c="4"/>1000000</text:p>
      <text:p text:style-name="Text_20_body"/>
      <text:p text:style-name="Text_20_body"><text:soft-page-break/>/*</text:p>
      <text:p text:style-name="Text_20_body"><text:s/>* The following constant is used to determine which channel of the GPIO is</text:p>
      <text:p text:style-name="Text_20_body"><text:s/>* used for the LED if there are 2 channels supported.</text:p>
      <text:p text:style-name="Text_20_body"><text:s/>*/</text:p>
      <text:p text:style-name="Text_20_body">#define LED_CHANNEL 1</text:p>
      <text:p text:style-name="Text_20_body"/>
      <text:p text:style-name="Text_20_body">/************************** Variable Definitions *****************************/</text:p>
      <text:p text:style-name="Text_20_body"/>
      <text:p text:style-name="Text_20_body">/*</text:p>
      <text:p text:style-name="Text_20_body"><text:s/>* The following are declared globally so they are zeroed and so they are</text:p>
      <text:p text:style-name="Text_20_body"><text:s/>* easily accessible from a debugger</text:p>
      <text:p text:style-name="Text_20_body"><text:s/>*/</text:p>
      <text:p text:style-name="Text_20_body"/>
      <text:p text:style-name="Text_20_body">XGpio Gpio; /* The Instance of the GPIO Driver */</text:p>
      <text:p text:style-name="Text_20_body"/>
      <text:p text:style-name="Text_20_body">/*****************************************************************************/</text:p>
      <text:p text:style-name="Text_20_body">/**</text:p>
      <text:p text:style-name="Text_20_body">*</text:p>
      <text:p text:style-name="Text_20_body">* The purpose of this function is to illustrate how to use the GPIO level 1</text:p>
      <text:p text:style-name="Text_20_body">* driver to turn on and off an LED.</text:p>
      <text:p text:style-name="Text_20_body">*</text:p>
      <text:p text:style-name="Text_20_body">* @param <text:s text:c="7"/>None</text:p>
      <text:p text:style-name="Text_20_body">*</text:p>
      <text:p text:style-name="Text_20_body">* @return <text:s text:c="6"/>XST_FAILURE to indicate that the GPIO Intialisation had failed.</text:p>
      <text:p text:style-name="Text_20_body">*</text:p>
      <text:p text:style-name="Text_20_body">* @note <text:s text:c="8"/>This function will not return if the test is running.</text:p>
      <text:p text:style-name="Text_20_body">*</text:p>
      <text:p text:style-name="Text_20_body">******************************************************************************/</text:p>
      <text:p text:style-name="Text_20_body">int main(void)</text:p>
      <text:p text:style-name="Text_20_body">{</text:p>
      <text:p text:style-name="Text_20_body"><text:s text:c="8"/>u32 Data;</text:p>
      <text:p text:style-name="Text_20_body"><text:s text:c="8"/>int Status;</text:p>
      <text:p text:style-name="Text_20_body"><text:s text:c="8"/>volatile int Delay;</text:p>
      <text:p text:style-name="Text_20_body"/>
      <text:p text:style-name="Text_20_body"><text:s text:c="8"/>/*</text:p>
      <text:p text:style-name="Text_20_body"><text:soft-page-break/><text:s text:c="9"/>* Initialize the GPIO driver</text:p>
      <text:p text:style-name="Text_20_body"><text:s text:c="9"/>*/</text:p>
      <text:p text:style-name="Text_20_body"><text:s text:c="8"/>Status = XGpio_Initialize(&amp;Gpio, GPIO_EXAMPLE_DEVICE_ID);</text:p>
      <text:p text:style-name="Text_20_body"><text:s text:c="8"/>if (Status != XST_SUCCESS) {</text:p>
      <text:p text:style-name="Text_20_body"><text:s text:c="16"/>return XST_FAILURE;</text:p>
      <text:p text:style-name="Text_20_body"><text:s text:c="8"/>}</text:p>
      <text:p text:style-name="Text_20_body"/>
      <text:p text:style-name="Text_20_body"><text:s text:c="8"/>/*</text:p>
      <text:p text:style-name="Text_20_body"><text:s text:c="9"/>* Set the direction for all signals to be inputs except the</text:p>
      <text:p text:style-name="Text_20_body"><text:s text:c="9"/>* LED output</text:p>
      <text:p text:style-name="Text_20_body"><text:s text:c="9"/>*/</text:p>
      <text:p text:style-name="Text_20_body"><text:s text:c="8"/>XGpio_SetDataDirection(&amp;Gpio, LED_CHANNEL, ~LED);</text:p>
      <text:p text:style-name="Text_20_body"/>
      <text:p text:style-name="Text_20_body"><text:s text:c="8"/>/* Loop forever blinking the LED */</text:p>
      <text:p text:style-name="Text_20_body"/>
      <text:p text:style-name="Text_20_body"><text:s text:c="8"/>while (1) {</text:p>
      <text:p text:style-name="Text_20_body"><text:s text:c="16"/>/*</text:p>
      <text:p text:style-name="Text_20_body"><text:s text:c="17"/>* Read the state of the data so that only the LED state can be</text:p>
      <text:p text:style-name="Text_20_body"><text:s text:c="17"/>* modified</text:p>
      <text:p text:style-name="Text_20_body"><text:s text:c="17"/>*/</text:p>
      <text:p text:style-name="Text_20_body"><text:s text:c="16"/>Data = XGpio_DiscreteRead(&amp;Gpio, LED_CHANNEL);</text:p>
      <text:p text:style-name="Text_20_body"/>
      <text:p text:style-name="Text_20_body"><text:s text:c="16"/>/*</text:p>
      <text:p text:style-name="Text_20_body"><text:s text:c="17"/>* Set the LED to the opposite state such that it blinks using</text:p>
      <text:p text:style-name="Text_20_body"><text:s text:c="17"/>* the first method, two methods are used for illustration</text:p>
      <text:p text:style-name="Text_20_body"><text:s text:c="17"/>* purposes only</text:p>
      <text:p text:style-name="Text_20_body"><text:s text:c="17"/>*/</text:p>
      <text:p text:style-name="Text_20_body"><text:s text:c="16"/>if (Data &amp; LED) {</text:p>
      <text:p text:style-name="Text_20_body"><text:s text:c="24"/>XGpio_DiscreteWrite(&amp;Gpio, LED_CHANNEL, Data &amp; ~LED);</text:p>
      <text:p text:style-name="Text_20_body"><text:s text:c="16"/>} else {</text:p>
      <text:p text:style-name="Text_20_body"><text:s text:c="24"/>XGpio_DiscreteWrite(&amp;Gpio, LED_CHANNEL, Data | LED);</text:p>
      <text:p text:style-name="Text_20_body"><text:s text:c="16"/>}</text:p>
      <text:p text:style-name="Text_20_body"/>
      <text:p text:style-name="Text_20_body"><text:s text:c="16"/>/* Wait a small amount of time so the LED is visible */</text:p>
      <text:p text:style-name="Text_20_body"/>
      <text:p text:style-name="Text_20_body"><text:s text:c="16"/>for (Delay = 0; Delay &lt; LED_DELAY; Delay++);</text:p>
      <text:p text:style-name="Text_20_body"/>
      <text:p text:style-name="Text_20_body"><text:soft-page-break/><text:s text:c="16"/>/*</text:p>
      <text:p text:style-name="Text_20_body"><text:s text:c="17"/>* Read the state of the data so that only the LED state can be</text:p>
      <text:p text:style-name="Text_20_body"><text:s text:c="17"/>* modified</text:p>
      <text:p text:style-name="Text_20_body"><text:s text:c="17"/>*/</text:p>
      <text:p text:style-name="Text_20_body"><text:s text:c="16"/>Data = XGpio_DiscreteRead(&amp;Gpio, LED_CHANNEL);</text:p>
      <text:p text:style-name="Text_20_body"/>
      <text:p text:style-name="Text_20_body"><text:s text:c="16"/>/*</text:p>
      <text:p text:style-name="Text_20_body"><text:s text:c="17"/>* Set the LED to the opposite state such that it blinks using</text:p>
      <text:p text:style-name="Text_20_body"><text:s text:c="17"/>* the other API functions</text:p>
      <text:p text:style-name="Text_20_body"><text:s text:c="17"/>*/</text:p>
      <text:p text:style-name="Text_20_body"><text:s text:c="16"/>if (Data &amp; LED) {</text:p>
      <text:p text:style-name="Text_20_body"><text:s text:c="24"/>XGpio_DiscreteClear(&amp;Gpio, LED_CHANNEL, LED);</text:p>
      <text:p text:style-name="Text_20_body"><text:s text:c="16"/>} else {</text:p>
      <text:p text:style-name="Text_20_body"><text:s text:c="24"/>XGpio_DiscreteSet(&amp;Gpio, LED_CHANNEL, LED);</text:p>
      <text:p text:style-name="Text_20_body"><text:s text:c="16"/>}</text:p>
      <text:p text:style-name="Text_20_body"/>
      <text:p text:style-name="Text_20_body"><text:s text:c="16"/>/* Wait a small amount of time so the LED is visible */</text:p>
      <text:p text:style-name="Text_20_body"/>
      <text:p text:style-name="Text_20_body"><text:s text:c="16"/>for (Delay = 0; Delay &lt; LED_DELAY; Delay++);</text:p>
      <text:p text:style-name="Text_20_body"><text:s text:c="8"/>}</text:p>
      <text:p text:style-name="Text_20_body"/>
      <text:p text:style-name="Text_20_body"><text:s text:c="8"/>return XST_SUCCESS;</text:p>
      <text:p text:style-name="Text_20_body">}</text:p>
      <text:p text:style-name="P4">I extracted the code from the example, transferred it to the helloworld.c file, and then cut it down and simplified the main loop until it looks like this:</text:p>
      <text:p text:style-name="Text_20_body"><text:span text:style-name="T3">#include</text:span> <text:span text:style-name="T8">&lt;stdio.h&gt;</text:span></text:p>
      <text:p text:style-name="Text_20_body"><text:span text:style-name="T3">#include</text:span> <text:span text:style-name="T8">"platform.h"</text:span></text:p>
      <text:p text:style-name="Text_20_body"/>
      <text:p text:style-name="Text_20_body"><text:span text:style-name="T3">#include</text:span> <text:span text:style-name="T8">"xparameters.h"</text:span></text:p>
      <text:p text:style-name="Text_20_body"><text:span text:style-name="T3">#include</text:span> <text:span text:style-name="T8">"xgpio.h"</text:span></text:p>
      <text:p text:style-name="Text_20_body"/>
      <text:p text:style-name="Text_20_body"/>
      <text:p text:style-name="Text_20_body">/************************** Constant Definitions *****************************/</text:p>
      <text:p text:style-name="Text_20_body"/>
      <text:p text:style-name="Text_20_body"><text:span text:style-name="T3">#define</text:span> <text:span text:style-name="T4">LED 0x01  </text:span> <text:span text:style-name="T9">/* Assumes bit 0 of GPIO is connected to an LED  */</text:span></text:p>
      <text:p text:style-name="Text_20_body"/>
      <text:p text:style-name="Text_20_body"><text:soft-page-break/>/*</text:p>
      <text:p text:style-name="Text_20_body"> <text:span text:style-name="T4">* The following constant maps to the name of the hardware instances that</text:span></text:p>
      <text:p text:style-name="Text_20_body"> <text:span text:style-name="T4">* were created in the EDK XPS system.</text:span></text:p>
      <text:p text:style-name="Text_20_body"> <text:span text:style-name="T4">*/</text:span></text:p>
      <text:p text:style-name="Text_20_body"><text:span text:style-name="T3">#define</text:span> <text:span text:style-name="T4">GPIO_EXAMPLE_DEVICE_ID XPAR_LEDS_POSITIONS_DEVICE_ID</text:span></text:p>
      <text:p text:style-name="Text_20_body"/>
      <text:p text:style-name="Text_20_body">/*</text:p>
      <text:p text:style-name="Text_20_body"> <text:span text:style-name="T4">* The following constant is used to wait after an LED is turned on to make</text:span></text:p>
      <text:p text:style-name="Text_20_body"> <text:span text:style-name="T4">* sure that it is visible to the human eye.  This constant might need to be</text:span></text:p>
      <text:p text:style-name="Text_20_body"> <text:span text:style-name="T4">* tuned for faster or slower processor speeds.</text:span></text:p>
      <text:p text:style-name="Text_20_body"> <text:span text:style-name="T4">*/</text:span></text:p>
      <text:p text:style-name="Text_20_body"><text:span text:style-name="T3">#define</text:span> <text:span text:style-name="T4">LED_DELAY     1000000</text:span></text:p>
      <text:p text:style-name="Text_20_body"/>
      <text:p text:style-name="Text_20_body">/*</text:p>
      <text:p text:style-name="Text_20_body"> <text:span text:style-name="T4">* The following constant is used to determine which channel of the GPIO is</text:span></text:p>
      <text:p text:style-name="Text_20_body"> <text:span text:style-name="T4">* used for the LED if there are 2 channels supported.</text:span></text:p>
      <text:p text:style-name="Text_20_body"> <text:span text:style-name="T4">*/</text:span></text:p>
      <text:p text:style-name="Text_20_body"><text:span text:style-name="T3">#define</text:span> <text:span text:style-name="T4">LED_CHANNEL 1</text:span></text:p>
      <text:p text:style-name="Text_20_body"/>
      <text:p text:style-name="Text_20_body">/************************** Variable Definitions *****************************/</text:p>
      <text:p text:style-name="Text_20_body"/>
      <text:p text:style-name="Text_20_body">/*</text:p>
      <text:p text:style-name="Text_20_body"> <text:span text:style-name="T4">* The following are declared globally so they are zeroed and so they are</text:span></text:p>
      <text:p text:style-name="Text_20_body"> <text:span text:style-name="T4">* easily accessible from a debugger</text:span></text:p>
      <text:p text:style-name="Text_20_body"> <text:span text:style-name="T4">*/</text:span></text:p>
      <text:p text:style-name="Text_20_body"/>
      <text:p text:style-name="Text_20_body"><text:span text:style-name="T10">XGpio</text:span> <text:span text:style-name="T4">Gpio;</text:span> <text:span text:style-name="T9">/* The Instance of the GPIO Driver */</text:span></text:p>
      <text:p text:style-name="Text_20_body"/>
      <text:p text:style-name="Text_20_body">/*****************************************************************************/</text:p>
      <text:p text:style-name="Text_20_body">/**</text:p>
      <text:p text:style-name="Text_20_body">*</text:p>
      <text:p text:style-name="Text_20_body"><text:soft-page-break/>* The purpose of this function is to illustrate how to use the GPIO level 1</text:p>
      <text:p text:style-name="Text_20_body">* driver to turn on and off an LED.</text:p>
      <text:p text:style-name="Text_20_body">*</text:p>
      <text:p text:style-name="Text_20_body">* @<text:span text:style-name="T12">param</text:span>        None</text:p>
      <text:p text:style-name="Text_20_body">*</text:p>
      <text:p text:style-name="Text_20_body">* @return       XST_FAILURE to indicate that the GPIO <text:span text:style-name="T12">Intialisation</text:span> had failed.</text:p>
      <text:p text:style-name="Text_20_body">*</text:p>
      <text:p text:style-name="Text_20_body">* @note         This function will not return if the test is running.</text:p>
      <text:p text:style-name="Text_20_body">*</text:p>
      <text:p text:style-name="Text_20_body">******************************************************************************/</text:p>
      <text:p text:style-name="Text_20_body"><text:span text:style-name="T3">int</text:span> <text:span text:style-name="T5">main</text:span><text:span text:style-name="T4">(</text:span> <text:span text:style-name="T3">void</text:span><text:span text:style-name="T4">)</text:span></text:p>
      <text:p text:style-name="Text_20_body">{</text:p>
      <text:p text:style-name="Text_20_body">        <text:span text:style-name="T11">u32</text:span> <text:span text:style-name="T6">Data;</text:span></text:p>
      <text:p text:style-name="Text_20_body">        <text:span text:style-name="T3">int</text:span> <text:span text:style-name="T4">Status;</text:span></text:p>
      <text:p text:style-name="Text_20_body">        <text:span text:style-name="T3">volatile</text:span> <text:span text:style-name="T3">int</text:span> <text:span text:style-name="T4">Delay;</text:span></text:p>
      <text:p text:style-name="Text_20_body"/>
      <text:p text:style-name="Text_20_body">        <text:span text:style-name="T9">/*</text:span></text:p>
      <text:p text:style-name="Text_20_body">         <text:span text:style-name="T4">* Initialize the GPIO driver</text:span></text:p>
      <text:p text:style-name="Text_20_body">         <text:span text:style-name="T4">*/</text:span></text:p>
      <text:p text:style-name="Text_20_body">        <text:span text:style-name="T4">Status = XGpio_Initialize(&amp;Gpio, GPIO_EXAMPLE_DEVICE_ID);</text:span></text:p>
      <text:p text:style-name="Text_20_body">        <text:span text:style-name="T3">if</text:span> <text:span text:style-name="T4">(Status != XST_SUCCESS) {</text:span></text:p>
      <text:p text:style-name="Text_20_body">                <text:span text:style-name="T3">return</text:span> <text:span text:style-name="T4">XST_FAILURE;</text:span></text:p>
      <text:p text:style-name="Text_20_body">        <text:span text:style-name="T4">}</text:span></text:p>
      <text:p text:style-name="Text_20_body"/>
      <text:p text:style-name="Text_20_body">        <text:span text:style-name="T9">/*</text:span></text:p>
      <text:p text:style-name="Text_20_body">         <text:span text:style-name="T4">* Set the direction for all signals to be inputs except the</text:span></text:p>
      <text:p text:style-name="Text_20_body">         <text:span text:style-name="T4">* LED output</text:span></text:p>
      <text:p text:style-name="Text_20_body">         <text:span text:style-name="T4">*/</text:span></text:p>
      <text:p text:style-name="Text_20_body">        <text:span text:style-name="T4">XGpio_SetDataDirection(&amp;Gpio, LED_CHANNEL, ~LED);</text:span></text:p>
      <text:p text:style-name="Text_20_body"/>
      <text:p text:style-name="Text_20_body">        <text:span text:style-name="T9">/* Loop forever blinking the LED */</text:span></text:p>
      <text:p text:style-name="Text_20_body">        <text:span text:style-name="T3">while</text:span> <text:span text:style-name="T4">(1) {</text:span></text:p>
      <text:p text:style-name="Text_20_body">            </text:p>
      <text:p text:style-name="Text_20_body">                   <text:span text:style-name="T9">/* Turn off the LED by clearing the bit. */</text:span></text:p>
      <text:p text:style-name="Text_20_body">                <text:span text:style-name="T4">XGpio_DiscreteClear(&amp;Gpio, LED_CHANNEL, LED);</text:span></text:p>
      <text:p text:style-name="Text_20_body"><text:soft-page-break/></text:p>
      <text:p text:style-name="Text_20_body">                <text:span text:style-name="T9">/* Wait a small amount of time so the LED is visible */</text:span></text:p>
      <text:p text:style-name="Text_20_body">                <text:span text:style-name="T3">for</text:span> <text:span text:style-name="T4">(Delay = 0; Delay &lt; LED_DELAY; Delay++);</text:span></text:p>
      <text:p text:style-name="Text_20_body"/>
      <text:p text:style-name="Text_20_body">                   <text:span text:style-name="T9">/* Turn on the LED by setting the bit. */</text:span></text:p>
      <text:p text:style-name="Text_20_body">                <text:span text:style-name="T4">XGpio_DiscreteSet(&amp;Gpio, LED_CHANNEL, LED);</text:span></text:p>
      <text:p text:style-name="Text_20_body"/>
      <text:p text:style-name="Text_20_body">                <text:span text:style-name="T9">/* Wait a small amount of time so the LED is visible */</text:span></text:p>
      <text:p text:style-name="Text_20_body">                <text:span text:style-name="T3">for</text:span> <text:span text:style-name="T4">(Delay = 0; Delay &lt; LED_DELAY; Delay++);</text:span></text:p>
      <text:p text:style-name="Text_20_body">        <text:span text:style-name="T4">}</text:span></text:p>
      <text:p text:style-name="Text_20_body"/>
      <text:p text:style-name="Text_20_body">        <text:span text:style-name="T3">return</text:span> <text:span text:style-name="T4">XST_SUCCESS;</text:span></text:p>
      <text:p text:style-name="Text_20_body">}</text:p>
      <text:p text:style-name="P4">As soon as I saved the modified helloworld.c file, the C compiler kicked off and flagged this error:</text:p>
      <text:p text:style-name="Text_20_body">../src/helloworld.c:84:42: error: 'XPAR_LEDS_POSITIONS_DEVICE_ID' undeclared (first use in this function)</text:p>
      <text:p text:style-name="P5"><text:soft-page-break/>So obviously I'm missing some definition in a header file. Since it's related to the LED driver, possibly it's in the BSP. Expanding the include folder in the BSP, I find a file called "xparameters.h" That seems like a likely candidate for what I need.</text:p>
      <text:p text:style-name="P12"><draw:frame draw:style-name="fr15" draw:name="graphics73" text:anchor-type="as-char" svg:width="1.9409in" svg:height="7.2846in" draw:z-index="55"><draw:image xlink:href="../../../../../../../Users/DEVB/AppData/Local/Temp/enhtmlclip/Image(61).png" xlink:type="simple" xlink:show="embed" xlink:actuate="onLoad"/></draw:frame></text:p>
      <text:p text:style-name="P4">Opening the xparameters.h file, I find the following definitions inside:</text:p>
      <text:p text:style-name="Text_20_body">/* Definitions for driver GPIO */</text:p>
      <text:p text:style-name="Text_20_body"><text:span text:style-name="T3">#define</text:span> <text:span text:style-name="T4">XPAR_XGPIO_NUM_INSTANCES 1</text:span></text:p>
      <text:p text:style-name="Text_20_body"/>
      <text:p text:style-name="Text_20_body"><text:soft-page-break/>/* Definitions for peripheral LEDS */</text:p>
      <text:p text:style-name="Text_20_body"><text:span text:style-name="T3">#define</text:span> <text:span text:style-name="T4">XPAR_LEDS_BASEADDR 0x40000000</text:span></text:p>
      <text:p text:style-name="Text_20_body"><text:span text:style-name="T3">#define</text:span> <text:span text:style-name="T4">XPAR_LEDS_HIGHADDR 0x4000FFFF</text:span></text:p>
      <text:p text:style-name="Text_20_body"><text:span text:style-name="T3">#define</text:span> <text:span text:style-name="T4">XPAR_LEDS_DEVICE_ID 0</text:span></text:p>
      <text:p text:style-name="Text_20_body"><text:span text:style-name="T3">#define</text:span> <text:span text:style-name="T4">XPAR_LEDS_INTERRUPT_PRESENT 0</text:span></text:p>
      <text:p text:style-name="Text_20_body"><text:span text:style-name="T3">#define</text:span> <text:span text:style-name="T4">XPAR_LEDS_IS_DUAL 0</text:span></text:p>
      <text:p text:style-name="Text_20_body">Going back to the helloworld.c file, I substitute <text:span text:style-name="T7">XPAR_LEDS_DEVICE_ID</text:span> <text:span text:style-name="T13">in place of</text:span> XPAR_LEDS_POSITIONS_DEVICE_ID. After saving the modified file, the project compiles successfully and an ELF file is produced.</text:p>
      <text:p text:style-name="Text_20_body">At this point, I setup a XuLA2 board to run the LED blinker project as follows:</text:p>
      <text:list xml:id="list30745314" text:style-name="L2">
        <text:list-item>
          <text:p text:style-name="P7">I connect the XuLA2 to a USB port and use the GXSFLAGS utility to enable the auxiliary JTAG port.</text:p>
        </text:list-item>
        <text:list-item>
          <text:p text:style-name="P15">I connect the flying leads of a Xilinx USB cable to the XuLA2 board as follows:</text:p>
          <text:p text:style-name="P13"><draw:frame draw:style-name="fr6" draw:name="graphics74" text:anchor-type="as-char" svg:width="4.302in" svg:height="3.7917in" draw:z-index="51"><draw:image xlink:href="../../../../../../../Users/DEVB/AppData/Local/Temp/enhtmlclip/Image(62).png" xlink:type="simple" xlink:show="embed" xlink:actuate="onLoad"/></draw:frame></text:p>
        </text:list-item>
        <text:list-item>
          <text:p text:style-name="P7">I connect an LED + resistor from Channel 0 of the XuLA2 prototyping header to ground.</text:p>
        </text:list-item>
      </text:list>
      <text:p text:style-name="P4"><text:soft-page-break/>Once the hardware is ready, I click on the "Xilinx Tools =&gt; Program FPGA" menu item. </text:p>
      <text:p text:style-name="P6"><draw:frame draw:style-name="fr16" draw:name="graphics75" text:anchor-type="as-char" svg:width="5.0402in" svg:height="3.2in" draw:z-index="50"><draw:image xlink:href="../../../../../../../Users/DEVB/AppData/Local/Temp/enhtmlclip/Image(63).png" xlink:type="simple" xlink:show="embed" xlink:actuate="onLoad"/></draw:frame></text:p>
      <text:p text:style-name="P4">The Program FPGA window appears. There are three files that are needed to program the FPGA (and which should be automatically filled-in when the window appears):</text:p>
      <text:list xml:id="list30735734" text:style-name="L3">
        <text:list-item>
          <text:p text:style-name="P8">The FPGA bitstream file for the unprogrammed Microblaze hardware (system.bit).</text:p>
        </text:list-item>
        <text:list-item>
          <text:p text:style-name="P8">The block memory map (BMM) file that shows where the contents of the block RAMs are stored in the FPGA bitstream.</text:p>
        </text:list-item>
        <text:list-item>
          <text:p text:style-name="P8">The ELF file containing the compiled machine code for the helloworld.c project.</text:p>
        </text:list-item>
      </text:list>
      <text:p text:style-name="Text_20_body">After specifying these files, clicking the Program button sets in motion the following sequence of events:</text:p>
      <text:list xml:id="list30715094" text:style-name="L4">
        <text:list-item>
          <text:p text:style-name="P9">The binary code in the ELF file is inserted into the FPGA bitstream under the direction of the BMM file.</text:p>
        </text:list-item>
        <text:list-item>
          <text:p text:style-name="P9">The Xilinx USB cable is detected.</text:p>
        </text:list-item>
        <text:list-item>
          <text:p text:style-name="P9">The combined FPGA bitstream and ELF file are downloaded into the FPGA on the XuLA2 board through the USB cable.</text:p>
        </text:list-item>
      </text:list>
      <text:p text:style-name="P6"><draw:frame draw:style-name="fr4" draw:name="graphics76" text:anchor-type="paragraph" svg:x="-0.1839in" svg:y="0in" svg:width="7.402in" svg:height="2.5945in" draw:z-index="6"><draw:image xlink:href="../../../../../../../Users/DEVB/AppData/Local/Temp/enhtmlclip/Image(64).png" xlink:type="simple" xlink:show="embed" xlink:actuate="onLoad"/></draw:frame></text:p>
      <text:p text:style-name="P4"><text:soft-page-break/>The download process should take a few seconds:</text:p>
      <text:p text:style-name="P6"><draw:frame draw:style-name="fr6" draw:name="graphics77" text:anchor-type="as-char" svg:width="5.5417in" svg:height="2.1772in" draw:z-index="49"><draw:image xlink:href="../../../../../../../Users/DEVB/AppData/Local/Temp/enhtmlclip/Image(65).png" xlink:type="simple" xlink:show="embed" xlink:actuate="onLoad"/></draw:frame></text:p>
      <text:p text:style-name="Text_20_body">After the download completes, the LED should start blinking several times a second. At least it does for me. Hopefully you will get the same resu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Courier New1" svg:font-family="'Courier New'"/>
    <style:font-face style:name="OpenSymbol" svg:font-family="OpenSymbol"/>
    <style:font-face style:name="Tahoma1" svg:font-family="Tahoma"/>
    <style:font-face style:name="Garamond" svg:font-family="Garamond" style:font-adornments="Regular" style:font-family-generic="roman"/>
    <style:font-face style:name="Arial Unicode MS" svg:font-family="'Arial Unicode MS'" style:font-family-generic="modern"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1" svg:font-family="Arial" style:font-adornments="Bold" style:font-family-generic="swiss" style:font-pitch="variable"/>
    <style:font-face style:name="Arial2" svg:font-family="Arial" style:font-adornments="Bold Italic" style:font-family-generic="swiss" style:font-pitch="variable"/>
    <style:font-face style:name="Arial" svg:font-family="Arial" style:font-adornments="Regular" style:font-family-generic="swiss" style:font-pitch="variable"/>
    <style:font-face style:name="Arial Narrow1" svg:font-family="'Arial Narrow'" style:font-adornments="Bold" style:font-family-generic="swiss" style:font-pitch="variable"/>
    <style:font-face style:name="Arial Narrow" svg:font-family="'Arial Narrow'" style:font-adornments="Regular"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Verdana" fo:font-size="9pt" fo:letter-spacing="normal"/>
    </style:style>
    <style:style style:name="Heading" style:family="paragraph" style:parent-style-name="Standard" style:next-style-name="Text_20_body" style:class="text">
      <style:paragraph-properties fo:margin-top="0.1665in" fo:margin-bottom="0.0835in" style:contextual-spacing="false" style:shadow="none" fo:keep-with-next="always"/>
      <style:text-properties style:use-window-font-color="true" style:font-name="Arial" fo:font-size="12pt" style:font-name-asian="Andale Sans UI" style:font-size-asian="14pt" style:font-name-complex="Tahoma" style:font-size-complex="14pt"/>
    </style:style>
    <style:style style:name="Text_20_body" style:display-name="Text body" style:family="paragraph" style:parent-style-name="Standard" style:list-style-name="" style:class="text" style:master-page-name="">
      <style:paragraph-properties fo:margin="100%" fo:margin-left="1.3in" fo:margin-right="0in" fo:margin-top="0in" fo:margin-bottom="0.0835in" style:contextual-spacing="false" fo:text-indent="0in" style:auto-text-indent="false" style:page-number="auto"/>
      <style:text-properties fo:font-size="9pt"/>
    </style:style>
    <style:style style:name="List" style:family="paragraph" style:parent-style-name="Text_20_body" style:class="list">
      <style:text-properties style:font-name-complex="Tahoma1"/>
    </style:style>
    <style:style style:name="Caption" style:family="paragraph" style:parent-style-name="Text_20_body" style:next-style-name="Text_20_body" style:class="extra" style:master-page-name="">
      <style:paragraph-properties fo:margin-top="0.0835in" fo:margin-bottom="0.0835in" style:contextual-spacing="false" fo:text-align="center" style:justify-single-word="false" style:page-number="auto" fo:background-color="transparent" style:shadow="none" text:number-lines="false" text:line-number="0">
        <style:tab-stops/>
        <style:background-image/>
      </style:paragraph-properties>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next-style-name="Subtitle" style:class="chapter">
      <style:paragraph-properties fo:margin="100%" fo:margin-left="0.75in" fo:margin-right="0.75in" fo:margin-top="0.5in" fo:margin-bottom="0in" style:contextual-spacing="false" fo:text-align="start" style:justify-single-word="false" fo:text-indent="0in" style:auto-text-indent="false"/>
      <style:text-properties style:use-window-font-color="true" style:font-name="Arial1" fo:font-size="36pt" fo:font-weight="bold" style:font-size-asian="18pt" style:font-weight-asian="bold" style:font-size-complex="18pt" style:font-weight-complex="bold"/>
    </style:style>
    <style:style style:name="Subtitle" style:family="paragraph" style:parent-style-name="Title" style:next-style-name="Text_20_body" style:class="chapter" style:master-page-name="">
      <style:paragraph-properties style:page-number="auto" fo:background-color="transparent" fo:padding-left="0in" fo:padding-right="0in" fo:padding-top="0.5in" fo:padding-bottom="0in" fo:border-left="none" fo:border-right="none" fo:border-top="0.51pt solid #000000" fo:border-bottom="none" style:shadow="none" text:number-lines="false" text:line-number="0">
        <style:tab-stops/>
        <style:background-image/>
      </style:paragraph-properties>
      <style:text-properties fo:font-size="18pt"/>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5in" style:type="center"/>
          <style:tab-stop style:position="7in" style:type="right"/>
        </style:tab-stops>
      </style:paragraph-properties>
      <style:text-properties fo:font-weight="bold"/>
    </style:style>
    <style:style style:name="Footer" style:family="paragraph" style:parent-style-name="Standard" style:class="extra">
      <style:paragraph-properties style:shadow="none" text:number-lines="false" text:line-number="0">
        <style:tab-stops>
          <style:tab-stop style:position="3.5in" style:type="center"/>
          <style:tab-stop style:position="7in" style:type="right"/>
        </style:tab-stops>
      </style:paragraph-properties>
      <style:text-properties fo:font-weight="normal"/>
    </style:style>
    <style:style style:name="Text" style:family="paragraph" style:parent-style-name="Caption" style:class="extra">
      <style:paragraph-properties fo:margin="100%" fo:margin-left="0in" fo:margin-right="0in" fo:margin-top="0in" fo:margin-bottom="0in" style:contextual-spacing="false" fo:text-indent="0in" style:auto-text-indent="false" style:shadow="none"/>
    </style:style>
    <style:style style:name="Heading_20_1" style:display-name="Heading 1" style:family="paragraph" style:parent-style-name="Heading" style:next-style-name="Text_20_body" style:default-outline-level="1" style:class="text" style:master-page-name="First_20_Page">
      <style:paragraph-properties style:page-number="auto" fo:background-color="transparent" fo:padding="0in" fo:border-left="none" fo:border-right="none" fo:border-top="none" fo:border-bottom="0.51pt solid #000000" style:shadow="none">
        <style:tab-stops/>
        <style:background-image/>
      </style:paragraph-properties>
      <style:text-properties style:font-name="Arial2" fo:font-size="180%" fo:font-style="italic"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ront_20_matter_20_body_20_legal" style:display-name="Front matter body legal" style:family="paragraph" style:parent-style-name="Front_20_matter_20_body">
      <style:paragraph-properties fo:margin="100%" fo:margin-left="0in" fo:margin-right="0in" fo:margin-top="0in" fo:margin-bottom="0in" style:contextual-spacing="false" fo:text-indent="0in" style:auto-text-indent="false" style:shadow="none"/>
      <style:text-properties style:font-name="Arial Narrow" fo:font-size="10pt"/>
    </style:style>
    <style:style style:name="Heading_20_2" style:display-name="Heading 2" style:family="paragraph" style:parent-style-name="Heading" style:next-style-name="Text_20_body" style:default-outline-level="2" style:class="text" style:master-page-name="">
      <style:paragraph-properties fo:orphans="0" fo:widows="0" style:page-number="auto" fo:background-color="#000000" fo:padding="0.0402in" fo:border="0.06pt solid #000000" style:shadow="none">
        <style:tab-stops/>
        <style:background-image/>
      </style:paragraph-properties>
      <style:text-properties style:use-window-font-color="true" style:font-name="Arial1"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style:contextual-spacing="false" fo:text-indent="0in" style:auto-text-indent="false"/>
      <style:text-properties style:font-name="Arial Narrow1" fo:font-size="14pt" fo:font-weight="bold" style:font-size-asian="14pt" style:font-weight-asian="bold" style:font-size-complex="14pt" style:font-weight-complex="bold"/>
    </style:style>
    <style:style style:name="List_20_1" style:display-name="List 1" style:family="paragraph" style:parent-style-name="List" style:list-style-name="List_20_1" style:class="list">
      <style:paragraph-properties fo:margin-top="0in" fo:margin-bottom="0.0835in" style:contextual-spacing="false"/>
    </style:style>
    <style:style style:name="List_20_2" style:display-name="List 2" style:family="paragraph" style:parent-style-name="List" style:class="list">
      <style:paragraph-properties fo:margin="100%" fo:margin-left="0.5in" fo:margin-right="0in" fo:margin-top="0in" fo:margin-bottom="0.0835in" style:contextual-spacing="false" fo:text-indent="-0.25in" style:auto-text-indent="false"/>
    </style:style>
    <style:style style:name="List_20_3" style:display-name="List 3" style:family="paragraph" style:parent-style-name="List" style:class="list">
      <style:paragraph-properties fo:margin="100%" fo:margin-left="0.75in" fo:margin-right="0in" fo:margin-top="0in" fo:margin-bottom="0.0835in" style:contextual-spacing="false" fo:text-indent="-0.25in" style:auto-text-indent="false"/>
    </style:style>
    <style:style style:name="List_20_4" style:display-name="List 4" style:family="paragraph" style:parent-style-name="List" style:class="list">
      <style:paragraph-properties fo:margin="100%" fo:margin-left="1in" fo:margin-right="0in" fo:margin-top="0in" fo:margin-bottom="0.0835in" style:contextual-spacing="false" fo:text-indent="-0.25in" style:auto-text-indent="false"/>
    </style:style>
    <style:style style:name="List_20_5" style:display-name="List 5" style:family="paragraph" style:parent-style-name="List" style:class="list">
      <style:paragraph-properties fo:margin="100%" fo:margin-left="1.25in" fo:margin-right="0in" fo:margin-top="0in" fo:margin-bottom="0.0835in" style:contextual-spacing="false" fo:text-indent="-0.25in" style:auto-text-indent="false"/>
    </style:style>
    <style:style style:name="Text_20_body_20_indent" style:display-name="Text body indent" style:family="paragraph" style:parent-style-name="Text_20_body" style:list-style-name="List_20_1" style:class="text">
      <style:paragraph-properties fo:margin="100%" fo:margin-left="1.3in" fo:margin-right="0in" fo:margin-top="0in" fo:margin-bottom="0in" style:contextual-spacing="false" fo:text-indent="0in" style:auto-text-indent="false"/>
    </style:style>
    <style:style style:name="Chapter_20_heading" style:display-name="Chapter heading" style:family="paragraph" style:parent-style-name="Heading" style:next-style-name="Text_20_body" style:default-outline-level="1" style:list-style-name="Numbering_20_5" style:master-page-name="First_20_Page">
      <style:paragraph-properties fo:margin="100%" fo:margin-left="0in" fo:margin-right="0in" fo:margin-top="1.6in" fo:margin-bottom="0.3in" style:contextual-spacing="false" fo:text-indent="0in" style:auto-text-indent="false" style:page-number="auto" fo:background-color="transparent" fo:padding="0in" fo:border-left="none" fo:border-right="none" fo:border-top="none" fo:border-bottom="0.99pt solid #000000" style:shadow="none">
        <style:background-image/>
      </style:paragraph-properties>
      <style:text-properties style:use-window-font-color="true" style:font-name="Arial2" fo:font-size="300%" fo:font-style="italic" fo:font-weight="bold"/>
    </style:style>
    <style:style style:name="Contents_20_1" style:display-name="Contents 1" style:family="paragraph" style:parent-style-name="Index" style:class="index">
      <style:paragraph-properties fo:margin="100%" fo:margin-left="0in" fo:margin-right="0in" fo:margin-top="0.0598in" fo:margin-bottom="0in" style:contextual-spacing="false" fo:text-indent="0in" style:auto-text-indent="false">
        <style:tab-stops>
          <style:tab-stop style:position="7in" style:type="right" style:leader-style="dotted" style:leader-text="."/>
        </style:tab-stops>
      </style:paragraph-properties>
      <style:text-properties style:font-name="Verdana1" fo:font-weight="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8035in" style:type="right" style:leader-style="dotted" style:leader-text="."/>
        </style:tab-stops>
      </style:paragraph-properties>
      <style:text-properties style:font-name="Verdana"/>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6071in" style:type="right" style:leader-style="dotted" style:leader-text="."/>
        </style:tab-stops>
      </style:paragraph-properties>
      <style:text-properties style:font-name="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000000" text:number-lines="false" text:line-number="0">
        <style:background-image/>
      </style:paragraph-properties>
      <style:text-properties fo:font-weight="bold" style:font-weight-asian="bold" style:font-weight-complex="bold"/>
    </style:style>
    <style:style style:name="Source_20_Text" style:display-name="Source Text" style:family="paragraph" style:parent-style-name="Text_20_body" style:list-style-name="Numbering_20_3">
      <style:paragraph-properties fo:margin="100%" fo:margin-left="1.1799in" fo:margin-right="0in" fo:margin-top="0in" fo:margin-bottom="0in" style:contextual-spacing="false" fo:text-indent="0in" style:auto-text-indent="false"/>
      <style:text-properties style:font-name="Courier New" fo:font-size="9pt"/>
    </style:style>
    <style:style style:name="Numbering_20_1" style:display-name="Numbering 1" style:family="paragraph" style:parent-style-name="List" style:list-style-name="Numbering_20_1" style:class="list">
      <style:paragraph-properties fo:margin-top="0in" fo:margin-bottom="0.0835in" style:contextual-spacing="false"/>
    </style:style>
    <style:style style:name="Numbering_20_2" style:display-name="Numbering 2" style:family="paragraph" style:parent-style-name="List" style:class="list">
      <style:paragraph-properties fo:margin="100%" fo:margin-left="0.5in" fo:margin-right="0in" fo:margin-top="0in" fo:margin-bottom="0.0835in" style:contextual-spacing="false" fo:text-indent="-0.25in" style:auto-text-indent="false"/>
    </style:style>
    <style:style style:name="Numbering_20_1_20_End" style:display-name="Numbering 1 End" style:family="paragraph" style:parent-style-name="Numbering_20_1" style:class="list">
      <style:paragraph-properties fo:margin="100%" fo:margin-left="0.25in" fo:margin-right="0in" fo:margin-top="0in" fo:margin-bottom="0.1665in" style:contextual-spacing="false" fo:text-indent="-0.25in" style:auto-text-indent="false"/>
    </style:style>
    <style:style style:name="Numbering_20_1_20_Start" style:display-name="Numbering 1 Start" style:family="paragraph" style:parent-style-name="Numbering_20_1" style:next-style-name="Numbering_20_1_20_Cont." style:list-style-name="Numbering_20_1" style:class="list" style:master-page-name="">
      <style:paragraph-properties style:page-number="auto" fo:background-color="transparent" style:shadow="none" text:number-lines="true" text:line-number="1">
        <style:tab-stops/>
        <style:background-image/>
      </style:paragraph-properties>
    </style:style>
    <style:style style:name="Numbering_20_1_20_Cont." style:display-name="Numbering 1 Cont." style:family="paragraph" style:parent-style-name="Numbering_20_1" style:list-style-name="Numbering_20_1" style:class="list">
      <style:paragraph-properties fo:margin-top="0in" fo:margin-bottom="0.0835in" style:contextual-spacing="false"/>
    </style:style>
    <style:style style:name="Definition" style:family="paragraph" style:parent-style-name="Text_20_body" style:master-page-name="">
      <style:paragraph-properties fo:margin="100%" fo:margin-left="1.8in" fo:margin-right="0in" fo:margin-top="0in" fo:margin-bottom="0in" style:contextual-spacing="false" fo:text-indent="-0.5in" style:auto-text-indent="false" style:page-number="auto" fo:background-color="transparent" style:shadow="none">
        <style:tab-stops>
          <style:tab-stop style:position="1.8in"/>
        </style:tab-stops>
        <style:background-image/>
      </style:paragraph-properties>
    </style:style>
    <style:style style:name="Illustration" style:family="paragraph" style:parent-style-name="Caption" style:next-style-name="Caption" style:class="extra"/>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2138in" style:type="right" style:leader-style="dotted" style:leader-text="."/>
        </style:tab-stops>
      </style:paragraph-properties>
    </style:style>
    <style:style style:name="Table" style:family="paragraph" style:parent-style-name="Caption" style:class="extra"/>
    <style:style style:name="Front_20_matter_20_body" style:display-name="Front matter body" style:family="paragraph" style:parent-style-name="Standard">
      <style:paragraph-properties fo:margin-top="0in" fo:margin-bottom="0.0799in" style:contextual-spacing="false"/>
    </style:style>
    <style:style style:name="List_20_2_20_Cont." style:display-name="List 2 Cont." style:family="paragraph" style:parent-style-name="List" style:class="list">
      <style:paragraph-properties fo:margin="100%" fo:margin-left="0.5in" fo:margin-right="0in" fo:margin-top="0in" fo:margin-bottom="0.0835in" style:contextual-spacing="false" fo:text-indent="0in" style:auto-text-indent="false"/>
    </style:style>
    <style:style style:name="Text_20_body_20_KeepWithNext" style:display-name="Text body KeepWithNext" style:family="paragraph" style:parent-style-name="Text_20_body" style:next-style-name="Text_20_body" style:master-page-name="">
      <style:paragraph-properties fo:keep-together="always" style:page-number="auto" fo:background-color="transparent" fo:keep-with-next="always">
        <style:background-image/>
      </style:paragraph-properties>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2" fo:font-size="10pt" style:font-name-asian="MS PGothic" style:font-size-asian="10pt" style:font-name-complex="Courier New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rop_20_Caps" style:display-name="Drop Cap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indows_20_screen_20_font" style:display-name="Windows screen font" style:family="text">
      <style:text-properties style:font-name="Verdana" fo:font-size="9pt" fo:language="zxx" fo:country="none" fo:font-weight="bold" style:language-asian="zxx" style:country-asian="none" style:language-complex="zxx" style:country-complex="none"/>
    </style:style>
    <style:style style:name="Source_20_Text_20_Lliteral" style:display-name="Source Text Lliteral" style:family="text" style:parent-style-name="Source_20_Text">
      <style:text-properties fo:font-weight="bold" fo:background-color="transparent"/>
    </style:style>
    <style:style style:name="Source_20_Text_20_Variable" style:display-name="Source Text Variable" style:family="text" style:parent-style-name="Source_20_Text">
      <style:text-properties style:font-name="Courier New" fo:font-size="11pt" fo:language="zxx" fo:country="none" fo:font-style="italic" style:language-asian="zxx" style:country-asian="none" style:language-complex="zxx" style:country-complex="none"/>
    </style:style>
    <style:style style:name="Source_20_Text" style:display-name="Source Text" style:family="text">
      <style:text-properties style:font-name="Courier New2" fo:font-size="11pt" fo:background-color="transparent" style:font-name-asian="Arial Unicode MS" style:font-name-complex="Courier New2"/>
    </style:style>
    <style:style style:name="Definition" style:family="text">
      <style:text-properties style:font-name="Verdana1" fo:font-size="9pt" fo:font-weight="bold"/>
    </style:style>
    <style:style style:name="Index_20_Link" style:display-name="Index Link" style:family="text"/>
    <style:style style:name="Chapter" style:family="text">
      <style:text-properties style:font-name="Arial2" fo:font-size="36pt" fo:font-style="italic" fo:font-weight="bold" fo:background-color="#0000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content" fo:background-color="transparent" style:background-transparency="100%" style:shadow="none">
        <style:background-image/>
      </style:graphic-properties>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1.5in" fo:text-indent="-0.2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in" fo:text-indent="-0.2in" fo:margin-left="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in" fo:text-indent="-0.2in" fo:margin-left="1.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in" fo:text-indent="-0.2in" fo:margin-left="2.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in" fo:text-indent="-0.2in" fo:margin-left="2.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in" fo:text-indent="-0.2in" fo:margin-left="2.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in" fo:text-indent="-0.2in" fo:margin-left="2.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in" fo:text-indent="-0.2in" fo:margin-left="3.3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suffix="   " style:num-format="1">
        <style:list-level-properties text:list-level-position-and-space-mode="label-alignment" fo:text-align="end">
          <style:list-level-label-alignment text:label-followed-by="nothing"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Chapter" style:num-prefix=" C." style:num-format="1">
        <style:list-level-properties text:list-level-position-and-space-mode="label-alignment">
          <style:list-level-label-alignment text:label-followed-by="space" fo:text-indent="-0.6098in" fo:margin-left="0.6098in"/>
        </style:list-level-properties>
      </text:list-level-style-number>
      <text:list-level-style-number text:level="2" text:style-name="Chapter" style:num-prefix=" A." style:num-format="1">
        <style:list-level-properties text:list-level-position-and-space-mode="label-alignment">
          <style:list-level-label-alignment text:label-followed-by="space" fo:text-indent="-0.2563in" fo:margin-left="0.4335in"/>
        </style:list-level-properties>
      </text:list-level-style-number>
      <text:list-level-style-number text:level="3" text:style-name="Chapter" style:num-format="">
        <style:list-level-properties text:list-level-position-and-space-mode="label-alignment">
          <style:list-level-label-alignment text:label-followed-by="space" fo:text-indent="-0.1772in" fo:margin-left="0.6102in"/>
        </style:list-level-properties>
      </text:list-level-style-number>
      <text:list-level-style-number text:level="4" text:style-name="Chapter" style:num-prefix=" C." style:num-format="1" text:start-value="4">
        <style:list-level-properties text:list-level-position-and-space-mode="label-alignment">
          <style:list-level-label-alignment text:label-followed-by="space" fo:text-indent="-0.1555in" fo:margin-left="0.7874in"/>
        </style:list-level-properties>
      </text:list-level-style-number>
      <text:list-level-style-number text:level="5" text:style-name="Chapter" style:num-prefix=" C." style:num-format="1" text:start-value="5">
        <style:list-level-properties text:list-level-position-and-space-mode="label-alignment">
          <style:list-level-label-alignment text:label-followed-by="space" fo:text-indent="-0.1555in" fo:margin-left="0.9429in"/>
        </style:list-level-properties>
      </text:list-level-style-number>
      <text:list-level-style-number text:level="6" text:style-name="Chapter" style:num-prefix=" C." style:num-format="1" text:start-value="6">
        <style:list-level-properties text:list-level-position-and-space-mode="label-alignment">
          <style:list-level-label-alignment text:label-followed-by="space" fo:text-indent="-0.1555in" fo:margin-left="1.0984in"/>
        </style:list-level-properties>
      </text:list-level-style-number>
      <text:list-level-style-number text:level="7" text:style-name="Chapter" style:num-prefix=" C." style:num-format="1" text:start-value="7">
        <style:list-level-properties text:list-level-position-and-space-mode="label-alignment">
          <style:list-level-label-alignment text:label-followed-by="space" fo:text-indent="-0.1555in" fo:margin-left="1.2543in"/>
        </style:list-level-properties>
      </text:list-level-style-number>
      <text:list-level-style-number text:level="8" text:style-name="Chapter" style:num-prefix=" C." style:num-format="1" text:start-value="8">
        <style:list-level-properties text:list-level-position-and-space-mode="label-alignment">
          <style:list-level-label-alignment text:label-followed-by="space" fo:text-indent="-0.1555in" fo:margin-left="1.4098in"/>
        </style:list-level-properties>
      </text:list-level-style-number>
      <text:list-level-style-number text:level="9" text:style-name="Chapter" style:num-prefix=" C." style:num-format="1" text:start-value="9">
        <style:list-level-properties text:list-level-position-and-space-mode="label-alignment">
          <style:list-level-label-alignment text:label-followed-by="space" fo:text-indent="-0.1555in" fo:margin-left="1.5654in"/>
        </style:list-level-properties>
      </text:list-level-style-number>
      <text:list-level-style-number text:level="10" text:style-name="Chapter" style:num-prefix=" C." style:num-format="1" text:start-value="10">
        <style:list-level-properties text:list-level-position-and-space-mode="label-alignment">
          <style:list-level-label-alignment text:label-followed-by="space" fo:text-indent="-0.1555in" fo:margin-left="1.7209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1575in" fo:text-indent="-0.1598in" fo:margin-left="1.4598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3154in" fo:text-indent="-0.1602in" fo:margin-left="1.6201in"/>
        </style:list-level-properties>
        <style:text-properties style:font-name="Garamond"/>
      </text:list-level-style-bullet>
      <text:list-level-style-bullet text:level="3" text:style-name="Bullet_20_Symbols" text:bullet-char="►">
        <style:list-level-properties text:list-level-position-and-space-mode="label-alignment">
          <style:list-level-label-alignment text:label-followed-by="listtab" text:list-tab-stop-position="0.472in" fo:text-indent="-0.1598in" fo:margin-left="1.7799in"/>
        </style:list-level-properties>
        <style:text-properties style:font-name="Garamond"/>
      </text:list-level-style-bullet>
      <text:list-level-style-bullet text:level="4" text:style-name="Bullet_20_Symbols" text:bullet-char="">
        <style:list-level-properties text:list-level-position-and-space-mode="label-alignment">
          <style:list-level-label-alignment text:label-followed-by="listtab" text:list-tab-stop-position="0.6299in" fo:text-indent="-0.1602in" fo:margin-left="1.94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7874in" fo:text-indent="-0.1598in" fo:margin-left="2.1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9453in" fo:text-indent="-0.1598in" fo:margin-left="2.2598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102in" fo:text-indent="-0.1602in" fo:margin-left="2.4201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98in" fo:text-indent="-0.1598in" fo:margin-left="2.5799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602in" fo:margin-left="2.74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98in" fo:margin-left="2.9in"/>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ab-stops>
          <style:tab-stop style:position="3.25in" style:type="center"/>
          <style:tab-stop style:position="7.011in" style:type="right"/>
        </style:tab-stops>
      </style:paragraph-properties>
    </style:style>
    <style:style style:name="MP2" style:family="paragraph" style:parent-style-name="Header" style:master-page-name="">
      <style:paragraph-properties style:register-true="true" style:page-number="auto" style:vertical-align="bottom"/>
    </style:style>
    <style:style style:name="MP3" style:family="paragraph" style:parent-style-name="Header" style:master-page-name="">
      <style:paragraph-properties fo:text-align="start" style:justify-single-word="false" style:register-true="true" style:page-number="auto" style:vertical-align="bottom">
        <style:tab-stops>
          <style:tab-stop style:position="3.25in" style:type="center"/>
          <style:tab-stop style:position="7.0102in" style:type="right"/>
        </style:tab-stops>
      </style:paragraph-properties>
    </style:style>
    <style:style style:name="MT1" style:family="text"/>
    <style:style style:name="M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2">
      <style:page-layout-properties fo:page-width="8.5in" fo:page-height="11in" style:num-format="1" style:print-orientation="portrait" fo:margin-top="0.4in" fo:margin-bottom="0in" fo:margin-left="0.75in" fo:margin-right="0.7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6799in" fo:margin-left="0in" fo:margin-right="0in" fo:margin-bottom="0.3799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3" style:page-usage="lef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9">
      <style:page-layout-properties fo:page-width="11in" fo:page-height="8.5in" style:num-format="1" style:print-orientation="landscape"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0">
      <style:page-layout-properties fo:page-width="8.5in" fo:page-height="11in" style:num-format="1" style:print-orientation="portrait" fo:margin-top="0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1.7in" fo:margin-left="0in" fo:margin-right="0in" fo:margin-bottom="0.2in" fo:border-top="none" fo:border-bottom="4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1">
      <style:page-layout-properties fo:page-width="8.5in" fo:page-height="11in" style:num-format="" style:print-orientation="portrait" fo:margin-top="0.4in" fo:margin-bottom="0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0.6799in" fo:margin-left="0in" fo:margin-right="0in" fo:margin-bottom="0.3799in" fo:border-top="none" fo:border-bottom="0.99pt solid #000000" fo:border-left="none" fo:border-right="none" fo:padding="0in" style:shadow="none" style:dynamic-spacing="false"/>
      </style:header-style>
      <style:footer-style>
        <style:header-footer-properties svg:height="1.1193in" fo:margin-left="0in" fo:margin-right="0in" fo:margin-top="0.4598in" fo:border-top="0.99pt solid #000000" fo:border-bottom="none" fo:border-left="none" fo:border-right="none" fo:padding-top="0.1in" fo:padding-bottom="0in" fo:padding-left="0in" fo:padding-right="0in" style:shadow="none" style:dynamic-spacing="false"/>
      </style:footer-style>
    </style:page-layout>
    <style:page-layout style:name="Mpm12">
      <style:page-layout-properties fo:page-width="8.5in" fo:page-height="11in" style:num-format="1" style:print-orientation="portrait" fo:margin="0in" fo:margin-top="0in" fo:margin-bottom="0in" fo:margin-left="0in" fo:margin-right="0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Header"><text:chapter text:display="name" text:outline-level="1">Finishing Off with the SDK</text:chapter><text:tab/><text:tab/><draw:frame draw:style-name="Mfr1" draw:name="graphics21" text:anchor-type="as-char" svg:width="1.3799in" svg:height="0.2445in" draw:z-index="57"><draw:image xlink:href="Pictures/100002010000008D00000019C44F5934.png" xlink:type="simple" xlink:show="embed" xlink:actuate="onLoad"/></draw:frame></text:p>
      </style:header>
      <style:footer>
        <text:p text:style-name="Footer"><text:title/><text:tab/><text:a xlink:type="simple" xlink:href="http://www.xess.com/"><text:span text:style-name="Internet_20_link">www.xess.com</text:span></text:a><text:tab/><text:page-number text:select-page="current">61</text:page-number></text:p>
        <text:p text:style-name="MP1"><text:user-defined style:data-style-name="N0" text:name="DocType"/><text:user-defined style:data-style-name="N0" text:name="Doc#"/> (<text:user-defined style:data-style-name="N0" text:name="Version"/>) <text:modification-date style:data-style-name="N75">Jan 30, 2013</text:modification-date></text:p>
      </style:footer>
    </style:master-page>
    <style:master-page style:name="First_20_Page" style:display-name="First Page" style:page-layout-name="Mpm2" style:next-style-name="Standard">
      <style:header>
        <text:p text:style-name="MP2"><draw:frame draw:style-name="Mfr2" draw:name="graphics22" text:anchor-type="char" svg:x="5.6201in" svg:width="1.3799in" svg:height="0.2445in" draw:z-index="5"><draw:image xlink:href="Pictures/100002010000008D00000019C44F5934.png" xlink:type="simple" xlink:show="embed" xlink:actuate="onLoad"/></draw:frame><text:tab/><text:tab/> </text:p>
      </style:header>
      <style:footer>
        <text:p text:style-name="Footer"><text:title/><text:tab/><text:a xlink:type="simple" xlink:href="http://www.xess.com/"><text:span text:style-name="Internet_20_link">www.xess.com</text:span></text:a><text:tab/><text:page-number text:select-page="current">44</text:page-number></text:p>
        <text:p text:style-name="MP1"><text:user-defined style:data-style-name="N0" text:name="DocType"/><text:user-defined style:data-style-name="N0" text:name="Doc#"/> (<text:user-defined style:data-style-name="N0" text:name="Version"/>) <text:modification-date style:data-style-name="N75">Jan 30, 2013</text:modification-date></text:p>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style:master-page style:name="TitlePage" style:page-layout-name="Mpm10" style:next-style-name="Front_20_Matter_20_Page">
      <style:header>
        <text:p text:style-name="Header"/>
      </style:header>
      <style:footer>
        <text:p text:style-name="Footer"><text:user-defined style:data-style-name="N0" text:name="DocType"/><text:user-defined style:data-style-name="N0" text:name="Doc#"/> (<text:user-defined style:data-style-name="N0" text:name="Version"/>) <text:modification-date style:data-style-name="N75">Jan 30, 2013</text:modification-date><text:initial-creator/></text:p>
      </style:footer>
    </style:master-page>
    <style:master-page style:name="Front_20_Matter_20_Page" style:display-name="Front Matter Page" style:page-layout-name="Mpm11">
      <style:header>
        <text:p text:style-name="MP3"><text:chapter text:display="name" text:outline-level="1"/><text:tab/><text:tab/><draw:frame draw:style-name="Mfr1" draw:name="graphics3" text:anchor-type="as-char" svg:width="1.3799in" svg:height="0.2445in" draw:z-index="0"><draw:image xlink:href="Pictures/100002010000008D00000019C44F5934.png" xlink:type="simple" xlink:show="embed" xlink:actuate="onLoad"/></draw:frame></text:p>
      </style:header>
      <style:footer>
        <text:p text:style-name="Footer"><text:user-defined style:data-style-name="N0" text:name="DocType"/><text:user-defined style:data-style-name="N0" text:name="Doc#"/> (<text:user-defined style:data-style-name="N0" text:name="Version"/>) <text:modification-date style:data-style-name="N75">Jan 30, 2013</text:modification-date><text:tab/><text:a xlink:type="simple" xlink:href="http://www.xess.com/"><text:span text:style-name="Internet_20_link">www.xess.com</text:span></text:a><text:tab/><text:title/></text:p>
      </style:footer>
    </style:master-page>
    <style:master-page style:name="Empty" style:page-layout-name="Mpm1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20T16:45:55.10</meta:creation-date>
    <meta:generator>LibreOffice/3.6$Windows_x86 LibreOffice_project/2ef5aff-a6fb0ff-166bdff-cf087ad-0f1389</meta:generator>
    <dc:date>2013-01-30T11:15:02.35</dc:date>
    <meta:editing-duration>P14DT8H1M12S</meta:editing-duration>
    <meta:editing-cycles>77</meta:editing-cycles>
    <dc:creator>Dave Vandenbout</dc:creator>
    <meta:document-statistic meta:table-count="0" meta:image-count="58" meta:object-count="0" meta:page-count="61" meta:paragraph-count="307" meta:word-count="3247" meta:character-count="20710" meta:non-whitespace-character-count="16376"/>
  </office:meta>
</office:document-meta>
</file>